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D000001AD245E0B3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949cm" fo:margin-left="0.011cm" fo:margin-right="-0.019cm" table:align="margins"/>
    </style:style>
    <style:style style:name="Tabla1.A" style:family="table-column">
      <style:table-column-properties style:column-width="4.186cm" style:rel-column-width="10571*"/>
    </style:style>
    <style:style style:name="Tabla1.B" style:family="table-column">
      <style:table-column-properties style:column-width="1.79cm" style:rel-column-width="4521*"/>
    </style:style>
    <style:style style:name="Tabla1.C" style:family="table-column">
      <style:table-column-properties style:column-width="2.007cm" style:rel-column-width="5069*"/>
    </style:style>
    <style:style style:name="Tabla1.D" style:family="table-column">
      <style:table-column-properties style:column-width="1.617cm" style:rel-column-width="4085*"/>
    </style:style>
    <style:style style:name="Tabla1.E" style:family="table-column">
      <style:table-column-properties style:column-width="1.593cm" style:rel-column-width="4022*"/>
    </style:style>
    <style:style style:name="Tabla1.F" style:family="table-column">
      <style:table-column-properties style:column-width="1.616cm" style:rel-column-width="4080*"/>
    </style:style>
    <style:style style:name="Tabla1.G" style:family="table-column">
      <style:table-column-properties style:column-width="1.769cm" style:rel-column-width="4468*"/>
    </style:style>
    <style:style style:name="Tabla1.H" style:family="table-column">
      <style:table-column-properties style:column-width="0.635cm" style:rel-column-width="1603*"/>
    </style:style>
    <style:style style:name="Tabla1.I" style:family="table-column">
      <style:table-column-properties style:column-width="0.621cm" style:rel-column-width="1568*"/>
    </style:style>
    <style:style style:name="Tabla1.J" style:family="table-column">
      <style:table-column-properties style:column-width="0.762cm" style:rel-column-width="1924*"/>
    </style:style>
    <style:style style:name="Tabla1.K" style:family="table-column">
      <style:table-column-properties style:column-width="0.723cm" style:rel-column-width="1826*"/>
    </style:style>
    <style:style style:name="Tabla1.L" style:family="table-column">
      <style:table-column-properties style:column-width="0.64cm" style:rel-column-width="1617*"/>
    </style:style>
    <style:style style:name="Tabla1.M" style:family="table-column">
      <style:table-column-properties style:column-width="0.697cm" style:rel-column-width="1759*"/>
    </style:style>
    <style:style style:name="Tabla1.N" style:family="table-column">
      <style:table-column-properties style:column-width="3.639cm" style:rel-column-width="9190*"/>
    </style:style>
    <style:style style:name="Tabla1.P" style:family="table-column">
      <style:table-column-properties style:column-width="2.064cm" style:rel-column-width="5210*"/>
    </style:style>
    <style:style style:name="Tabla1.A1" style:family="table-cell">
      <style:table-cell-properties style:vertical-align="middle" fo:background-color="#ff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style:vertical-align="middle" fo:background-color="#ff00ff" fo:padding="0.097cm" fo:border="0.05pt solid #000000">
        <style:background-image/>
      </style:table-cell-properties>
    </style:style>
    <style:style style:name="Tabla1.2" style:family="table-row">
      <style:table-row-properties style:min-row-height="0.88cm"/>
    </style:style>
    <style:style style:name="Tabla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616cm"/>
    </style:style>
    <style:style style:name="Tabla1.A3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5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5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5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6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6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7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7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8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8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8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9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0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1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1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1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2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2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2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3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4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4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5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5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5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5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5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6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7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7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8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8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9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19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19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1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19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0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0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0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0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0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1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1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1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1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1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3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4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4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4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4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4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5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5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5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6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6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7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7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7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7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7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8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8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9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29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29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0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0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1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1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3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3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3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3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3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4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4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4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4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4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5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5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6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6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6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6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6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6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7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7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7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7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7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7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8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8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8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9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39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3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39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39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39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0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0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0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0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0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0" style:family="table-cell" style:data-style-name="N2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1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1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1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1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1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2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2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3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3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3" style:family="table-cell" style:data-style-name="N2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4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4" style:family="table-cell" style:data-style-name="N37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4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5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B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C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D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E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F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G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H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I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J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K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L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M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N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O45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.P45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fo:background-color="transparent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fo:background-color="transparent" style:font-size-asian="10.5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fo:background-color="transparent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fo:background-color="#ffff00" style:font-size-asian="10.5p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background-color="transparent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background-color="#ffff00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background-color="transparent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normal" fo:background-color="transparent" style:font-size-asian="10.5pt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0pt" fo:font-weight="bold" fo:background-color="transparent" style:font-size-asian="10.5pt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fo:font-size="10pt" fo:font-weight="bold" fo:background-color="#ffff00" style:font-size-asian="10.5pt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background-color="transparent" style:font-size-asian="7pt" style:font-size-complex="7pt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fo:background-color="transparent" style:font-size-asian="10.5p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background-color="transparent" style:font-size-asian="10.5pt"/>
    </style:style>
    <style:style style:name="T1" style:family="text">
      <style:text-properties fo:font-size="10pt" fo:background-color="transparent" style:font-size-asian="10.5pt"/>
    </style:style>
    <style:style style:name="T2" style:family="text">
      <style:text-properties fo:font-size="10pt" style:text-underline-style="solid" style:text-underline-width="auto" style:text-underline-color="font-color" fo:font-weight="bold" fo:background-color="transparent" style:font-size-asian="10.5pt" style:font-weight-asian="bold" style:font-weight-complex="bold"/>
    </style:style>
    <style:style style:name="T3" style:family="text">
      <style:text-properties fo:background-color="transparent" style:font-size-asian="10.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E"/>
        <table:table-column table:style-name="Tabla1.P"/>
        <table:table-row>
          <table:table-cell table:style-name="Tabla1.A1" table:number-rows-spanned="2" office:value-type="string">
            <text:p text:style-name="P8">Apellidos y Nombres</text:p>
          </table:table-cell>
          <table:table-cell table:style-name="Tabla1.A1" table:number-rows-spanned="2" office:value-type="string">
            <text:p text:style-name="P8">Fecha de Ingreso</text:p>
          </table:table-cell>
          <table:table-cell table:style-name="Tabla1.A1" table:number-rows-spanned="2" office:value-type="string">
            <text:p text:style-name="P8">Fecha Solicitud de Vacaciones</text:p>
          </table:table-cell>
          <table:table-cell table:style-name="Tabla1.A1" table:number-rows-spanned="2" office:value-type="string">
            <text:p text:style-name="P8">Vacaciones Disfrutadas</text:p>
          </table:table-cell>
          <table:table-cell table:style-name="Tabla1.A1" table:number-rows-spanned="2" office:value-type="string">
            <text:p text:style-name="P8">Vacaciones por Disfrutar</text:p>
          </table:table-cell>
          <table:table-cell table:style-name="Tabla1.A1" table:number-columns-spanned="2" office:value-type="string">
            <text:p text:style-name="P19">Vacaciones Disfrutadas</text:p>
          </table:table-cell>
          <table:covered-table-cell/>
          <table:table-cell table:style-name="Tabla1.A1" table:number-columns-spanned="5" office:value-type="string">
            <text:p text:style-name="P8">Periodo Vacacional</text:p>
          </table:table-cell>
          <table:covered-table-cell/>
          <table:covered-table-cell/>
          <table:covered-table-cell/>
          <table:covered-table-cell/>
          <table:table-cell table:style-name="Tabla1.A1" office:value-type="string">
            <text:p text:style-name="P8"/>
          </table:table-cell>
          <table:table-cell table:style-name="Tabla1.A1" table:number-rows-spanned="2" office:value-type="string">
            <text:p text:style-name="P8">Monto del Bono</text:p>
          </table:table-cell>
          <table:table-cell table:style-name="Tabla1.A1" table:number-rows-spanned="2" office:value-type="string">
            <text:p text:style-name="P16">Total Cancelado</text:p>
          </table:table-cell>
          <table:table-cell table:style-name="Tabla1.P1" table:number-rows-spanned="2" office:value-type="string">
            <text:p text:style-name="P16">Observación</text:p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table-cell table:style-name="Tabla1.F2" office:value-type="string">
            <text:p text:style-name="P8">Desde:</text:p>
          </table:table-cell>
          <table:table-cell table:style-name="Tabla1.F2" office:value-type="string">
            <text:p text:style-name="P8">Hasta</text:p>
          </table:table-cell>
          <table:table-cell table:style-name="Tabla1.H2" office:value-type="string">
            <text:p text:style-name="P6">07-08</text:p>
            <text:p text:style-name="P6"/>
          </table:table-cell>
          <table:table-cell table:style-name="Tabla1.H2" office:value-type="string">
            <text:p text:style-name="P1">08-09</text:p>
            <text:p text:style-name="P1"/>
          </table:table-cell>
          <table:table-cell table:style-name="Tabla1.H2" office:value-type="string">
            <text:p text:style-name="P1">09</text:p>
            <text:p text:style-name="P1">-</text:p>
            <text:p text:style-name="P1">10</text:p>
            <text:p text:style-name="P1"/>
          </table:table-cell>
          <table:table-cell table:style-name="Tabla1.H2" office:value-type="string">
            <text:p text:style-name="P1">10-</text:p>
            <text:p text:style-name="P1">11</text:p>
            <text:p text:style-name="P1"/>
          </table:table-cell>
          <table:table-cell table:style-name="Tabla1.H2" office:value-type="string">
            <text:p text:style-name="P1">11</text:p>
            <text:p text:style-name="P1">-12</text:p>
            <text:p text:style-name="P1"/>
          </table:table-cell>
          <table:table-cell table:style-name="Tabla1.H2" office:value-type="string">
            <text:p text:style-name="P1">12</text:p>
            <text:p text:style-name="P1">-</text:p>
            <text:p text:style-name="P1">13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44" office:value-type="string">
            <text:p text:style-name="Standard"><text:span text:style-name="T2">Alvaréz Cooz </text:span><text:span text:style-name="T5">Johanna</text:span>.</text:p>
          </table:table-cell>
          <table:table-cell table:style-name="Tabla1.B3" office:value-type="date" office:date-value="2007-10-08">
            <text:p text:style-name="P10">08/10/07</text:p>
          </table:table-cell>
          <table:table-cell table:style-name="Tabla1.C3" office:value-type="string">
            <text:p text:style-name="P10">16/06/09</text:p>
            <text:p text:style-name="P10">13/11/09</text:p>
            <text:p text:style-name="P10">08/11/10</text:p>
            <text:p text:style-name="P10">08/11/11</text:p>
            <text:p text:style-name="P10">13/11/12</text:p>
            <text:p text:style-name="P10">15/03/13</text:p>
          </table:table-cell>
          <table:table-cell table:style-name="Tabla1.D3" office:value-type="string">
            <text:p text:style-name="P10">15 días</text:p>
            <text:p text:style-name="P10">16 días</text:p>
            <text:p text:style-name="P10">17 días</text:p>
            <text:p text:style-name="P10">18 días</text:p>
            <text:p text:style-name="P10">19 días</text:p>
            <text:p text:style-name="P10">8 días</text:p>
          </table:table-cell>
          <table:table-cell table:style-name="Tabla1.E3" office:value-type="string">
            <text:p text:style-name="P10">0 días</text:p>
            <text:p text:style-name="P10">0 días</text:p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3" office:value-type="string">
            <text:p text:style-name="P10">16/07/09</text:p>
            <text:p text:style-name="P10">16/12/09</text:p>
            <text:p text:style-name="P10">17/12/10</text:p>
            <text:p text:style-name="P10">14/12/11</text:p>
            <text:p text:style-name="P10">17/12/12</text:p>
            <text:p text:style-name="P10">18/03/13</text:p>
          </table:table-cell>
          <table:table-cell table:style-name="Tabla1.G3" office:value-type="string">
            <text:p text:style-name="P10">06/08/09</text:p>
            <text:p text:style-name="P10">08/01/10</text:p>
            <text:p text:style-name="P10">10/01/11</text:p>
            <text:p text:style-name="P10">06/01/12</text:p>
            <text:p text:style-name="P10">16/01/13</text:p>
            <text:p text:style-name="P10">27/03/13</text:p>
          </table:table-cell>
          <table:table-cell table:style-name="Tabla1.H3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</table:table-cell>
          <table:table-cell table:style-name="Tabla1.J3" office:value-type="string">
            <text:p text:style-name="P8"/>
            <text:p text:style-name="P8"/>
            <text:p text:style-name="P8">*</text:p>
          </table:table-cell>
          <table:table-cell table:style-name="Tabla1.K3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3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M3" office:value-type="string">
            <text:p text:style-name="P8"/>
          </table:table-cell>
          <table:table-cell table:style-name="Tabla1.N3" office:value-type="float" office:value="0">
            <text:p text:style-name="P10">6274,73</text:p>
            <text:p text:style-name="P10">4564,35</text:p>
            <text:p text:style-name="P10">5934,00</text:p>
            <text:p text:style-name="P10">6007,51</text:p>
            <text:p text:style-name="P10">6045,02</text:p>
            <text:p text:style-name="P10">2398,38</text:p>
          </table:table-cell>
          <table:table-cell table:style-name="Tabla1.O3" office:value-type="string">
            <text:p text:style-name="P10">8215,83</text:p>
            <text:p text:style-name="P10">7607,25</text:p>
            <text:p text:style-name="P10"/>
            <text:p text:style-name="P10">10062,53</text:p>
            <text:p text:style-name="P10">10075,03</text:p>
            <text:p text:style-name="P10">10372,72</text:p>
          </table:table-cell>
          <table:table-cell table:style-name="Tabla1.P3" office:value-type="string">
            <text:p text:style-name="P10">15/03/13 el bono fue hecho, se cancela complemento</text:p>
          </table:table-cell>
        </table:table-row>
        <table:table-row table:style-name="Tabla1.3">
          <table:table-cell table:style-name="Tabla1.A44" office:value-type="string">
            <text:p text:style-name="P5">Araque Jaime.</text:p>
          </table:table-cell>
          <table:table-cell table:style-name="Tabla1.B4" office:value-type="date" office:date-value="2008-07-23">
            <text:p text:style-name="P10">23/07/08</text:p>
          </table:table-cell>
          <table:table-cell table:style-name="Tabla1.C4" office:value-type="string">
            <text:p text:style-name="P10">10/08/09</text:p>
            <text:p text:style-name="P10">23/03/11</text:p>
            <text:p text:style-name="P10">23/03/11</text:p>
            <text:p text:style-name="P10">06/07/11</text:p>
            <text:p text:style-name="P10">05/11/12</text:p>
          </table:table-cell>
          <table:table-cell table:style-name="Tabla1.D4" office:value-type="string">
            <text:p text:style-name="P10">10 días</text:p>
            <text:p text:style-name="P10">05 días</text:p>
            <text:p text:style-name="P10">16 días</text:p>
            <text:p text:style-name="P10">17 días</text:p>
            <text:p text:style-name="P10">18 días</text:p>
          </table:table-cell>
          <table:table-cell table:style-name="Tabla1.E4" office:value-type="string">
            <text:p text:style-name="P10">05 días</text:p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4" office:value-type="string">
            <text:p text:style-name="P10">31/08/09</text:p>
            <text:p text:style-name="P10">30/03/11</text:p>
            <text:p text:style-name="P10">06/04/11</text:p>
            <text:p text:style-name="P10">04/08/11</text:p>
            <text:p text:style-name="P10">19/11/12</text:p>
          </table:table-cell>
          <table:table-cell table:style-name="Tabla1.G4" office:value-type="string">
            <text:p text:style-name="P10">11/09/09</text:p>
            <text:p text:style-name="P10">05/04/11</text:p>
            <text:p text:style-name="P10">02/05/11</text:p>
            <text:p text:style-name="P10">26/08/11</text:p>
            <text:p text:style-name="P10">12/12/12</text:p>
          </table:table-cell>
          <table:table-cell table:style-name="Tabla1.H4" office:value-type="string">
            <text:p text:style-name="P16"/>
          </table:table-cell>
          <table:table-cell table:style-name="Tabla1.I44" office:value-type="string">
            <text:p text:style-name="P8">*</text:p>
            <text:p text:style-name="P8">*</text:p>
          </table:table-cell>
          <table:table-cell table:style-name="Tabla1.J4" office:value-type="string">
            <text:p text:style-name="P8"/>
            <text:p text:style-name="P8"/>
            <text:p text:style-name="P8">*</text:p>
          </table:table-cell>
          <table:table-cell table:style-name="Tabla1.K4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4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4" office:value-type="string">
            <text:p text:style-name="P8"/>
          </table:table-cell>
          <table:table-cell table:style-name="Tabla1.N4" office:value-type="string">
            <text:p text:style-name="P10"/>
            <text:p text:style-name="P10"/>
            <text:p text:style-name="P10"/>
            <text:p text:style-name="P10"/>
            <text:p text:style-name="P10">6048,75</text:p>
          </table:table-cell>
          <table:table-cell table:style-name="Tabla1.O4" office:value-type="string">
            <text:p text:style-name="P10"/>
            <text:p text:style-name="P10"/>
            <text:p text:style-name="P10"/>
            <text:p text:style-name="P10"/>
            <text:p text:style-name="P10">11694,25</text:p>
          </table:table-cell>
          <table:table-cell table:style-name="Tabla1.P4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5">Araujo Brett Antonio.</text:p>
          </table:table-cell>
          <table:table-cell table:style-name="Tabla1.B5" office:value-type="string">
            <text:p text:style-name="P10">08/10/07</text:p>
          </table:table-cell>
          <table:table-cell table:style-name="Tabla1.C5" office:value-type="string">
            <text:p text:style-name="P10">28/11/08</text:p>
            <text:p text:style-name="P10">26/01/10</text:p>
            <text:p text:style-name="P10">15/11/10</text:p>
            <text:p text:style-name="P10">15/11/10</text:p>
            <text:p text:style-name="P10">14/09/11</text:p>
            <text:p text:style-name="P10">11/10/12</text:p>
            <text:p text:style-name="P10">11/10/12</text:p>
          </table:table-cell>
          <table:table-cell table:style-name="Tabla1.D5" office:value-type="string">
            <text:p text:style-name="P10">15 días</text:p>
            <text:p text:style-name="P10">08 días</text:p>
            <text:p text:style-name="P10">09 días</text:p>
            <text:p text:style-name="P10">17 días</text:p>
            <text:p text:style-name="P10">18 días</text:p>
            <text:p text:style-name="P10">13 días</text:p>
            <text:p text:style-name="P10">19 días</text:p>
          </table:table-cell>
          <table:table-cell table:style-name="Tabla1.E5" office:value-type="string">
            <text:p text:style-name="P10">0 días</text:p>
            <text:p text:style-name="P10">9 días</text:p>
            <text:p text:style-name="P10">0 días</text:p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5" office:value-type="string">
            <text:p text:style-name="P10">05/01/09</text:p>
            <text:p text:style-name="P10">08/02/10</text:p>
            <text:p text:style-name="P10">15/12/10</text:p>
            <text:p text:style-name="P10">29/12/10</text:p>
            <text:p text:style-name="P10">17/10/11</text:p>
            <text:p text:style-name="P10">19/11/12</text:p>
            <text:p text:style-name="P10">06/12/12</text:p>
          </table:table-cell>
          <table:table-cell table:style-name="Tabla1.G5" office:value-type="string">
            <text:p text:style-name="P10">16/01/09</text:p>
            <text:p text:style-name="P10">01/03/10</text:p>
            <text:p text:style-name="P10">28/12/10</text:p>
            <text:p text:style-name="P10">21/01/11</text:p>
            <text:p text:style-name="P10">09/11/11</text:p>
            <text:p text:style-name="P10">05/12/12</text:p>
            <text:p text:style-name="P10">07/01/13</text:p>
          </table:table-cell>
          <table:table-cell table:style-name="Tabla1.H5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  <text:p text:style-name="P8">*</text:p>
          </table:table-cell>
          <table:table-cell table:style-name="Tabla1.J5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K5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L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5" office:value-type="string">
            <text:p text:style-name="P8"/>
          </table:table-cell>
          <table:table-cell table:style-name="Tabla1.N5" office:value-type="float" office:value="0">
            <text:p text:style-name="P10">2772</text:p>
            <text:p text:style-name="P10">4781,70</text:p>
            <text:p text:style-name="P10">3550,62</text:p>
            <text:p text:style-name="P10">6312,23</text:p>
            <text:p text:style-name="P10">6395,92</text:p>
            <text:p text:style-name="P18">CANCELADO</text:p>
            <text:p text:style-name="P11">6433,43</text:p>
          </table:table-cell>
          <table:table-cell table:style-name="Tabla1.O5" office:value-type="float" office:value="0">
            <text:p text:style-name="P10"/>
            <text:p text:style-name="P10">10200,96</text:p>
            <text:p text:style-name="P10"/>
            <text:p text:style-name="P10"/>
            <text:p text:style-name="P10">12169,07</text:p>
            <text:p text:style-name="P10">5003,78</text:p>
            <text:p text:style-name="P10">10007,55</text:p>
          </table:table-cell>
          <table:table-cell table:style-name="Tabla1.P5">
            <text:p text:style-name="P10"/>
          </table:table-cell>
        </table:table-row>
        <table:table-row>
          <table:table-cell table:style-name="Tabla1.A6" office:value-type="string">
            <text:p text:style-name="P5">Araujo Gutierrez Ender</text:p>
          </table:table-cell>
          <table:table-cell table:style-name="Tabla1.B6" office:value-type="date" office:date-value="2009-01-19">
            <text:p text:style-name="P10">19/01/09</text:p>
          </table:table-cell>
          <table:table-cell table:style-name="Tabla1.C6" office:value-type="string">
            <text:p text:style-name="P10">11/01/11</text:p>
            <text:p text:style-name="P10">11/01/11</text:p>
            <text:p text:style-name="P10">20/11/12</text:p>
          </table:table-cell>
          <table:table-cell table:style-name="Tabla1.D6" office:value-type="string">
            <text:p text:style-name="P10">15 días</text:p>
            <text:p text:style-name="P10">16 días</text:p>
            <text:p text:style-name="P10">17 días</text:p>
          </table:table-cell>
          <table:table-cell table:style-name="Tabla1.E6" office:value-type="string">
            <text:p text:style-name="P10">0 días</text:p>
            <text:p text:style-name="P10">0 días</text:p>
            <text:p text:style-name="P10">0 días</text:p>
          </table:table-cell>
          <table:table-cell table:style-name="Tabla1.F6" office:value-type="string">
            <text:p text:style-name="P10">21/02/11</text:p>
            <text:p text:style-name="P10">16/03/11</text:p>
            <text:p text:style-name="P10">03/12/12</text:p>
          </table:table-cell>
          <table:table-cell table:style-name="Tabla1.G6" office:value-type="string">
            <text:p text:style-name="P10">15/03/11</text:p>
            <text:p text:style-name="P10">06/04/11</text:p>
            <text:p text:style-name="P10">25/12/12</text:p>
          </table:table-cell>
          <table:table-cell table:style-name="Tabla1.H6" office:value-type="string">
            <text:p text:style-name="P16"/>
          </table:table-cell>
          <table:table-cell table:style-name="Tabla1.I6" office:value-type="string">
            <text:p text:style-name="P8"/>
          </table:table-cell>
          <table:table-cell table:style-name="Tabla1.J6" office:value-type="string">
            <text:p text:style-name="P8">*</text:p>
          </table:table-cell>
          <table:table-cell table:style-name="Tabla1.K6" office:value-type="string">
            <text:p text:style-name="P8"/>
            <text:p text:style-name="P8">*</text:p>
          </table:table-cell>
          <table:table-cell table:style-name="Tabla1.L6" office:value-type="string">
            <text:p text:style-name="P8"/>
            <text:p text:style-name="P8"/>
            <text:p text:style-name="P8">*</text:p>
          </table:table-cell>
          <table:table-cell table:style-name="Tabla1.M6" office:value-type="string">
            <text:p text:style-name="P8"/>
          </table:table-cell>
          <table:table-cell table:style-name="Tabla1.N6" office:value-type="float" office:value="0">
            <text:p text:style-name="P10">4485,00</text:p>
            <text:p text:style-name="P10">4485,00</text:p>
            <text:p text:style-name="P10">4563,05</text:p>
          </table:table-cell>
          <table:table-cell table:style-name="Tabla1.O6" office:value-type="string">
            <text:p text:style-name="P10"/>
            <text:p text:style-name="P10"/>
            <text:p text:style-name="P10">8720,49</text:p>
          </table:table-cell>
          <table:table-cell table:style-name="Tabla1.P6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5">Becerra Mejías Alis Dionisia</text:p>
          </table:table-cell>
          <table:table-cell table:style-name="Tabla1.B7" office:value-type="date" office:date-value="2007-11-01">
            <text:p text:style-name="P10">01/11/07</text:p>
          </table:table-cell>
          <table:table-cell table:style-name="Tabla1.C7" office:value-type="string">
            <text:p text:style-name="P10">07/07/09</text:p>
            <text:p text:style-name="P10">06/07/10</text:p>
            <text:p text:style-name="P10">28/09/10</text:p>
            <text:p text:style-name="P10">22/03/11</text:p>
            <text:p text:style-name="P10">20/11/11</text:p>
            <text:p text:style-name="P10">15/10/12</text:p>
          </table:table-cell>
          <table:table-cell table:style-name="Tabla1.D7" office:value-type="string">
            <text:p text:style-name="P10">15 días</text:p>
            <text:p text:style-name="P10">08 días</text:p>
            <text:p text:style-name="P10">08 días</text:p>
            <text:p text:style-name="P10">10 días</text:p>
            <text:p text:style-name="P10">07 días</text:p>
            <text:p text:style-name="P10">10 días</text:p>
          </table:table-cell>
          <table:table-cell table:style-name="Tabla1.E7" office:value-type="string">
            <text:p text:style-name="P10">0 días</text:p>
            <text:p text:style-name="P10">8 días</text:p>
            <text:p text:style-name="P10">0 días</text:p>
            <text:p text:style-name="P10">7 días</text:p>
            <text:p text:style-name="P10">0 días</text:p>
            <text:p text:style-name="P10">8 días</text:p>
          </table:table-cell>
          <table:table-cell table:style-name="Tabla1.F7" office:value-type="string">
            <text:p text:style-name="P10">17/08/09</text:p>
            <text:p text:style-name="P10">06/08/10</text:p>
            <text:p text:style-name="P10">08/11/10</text:p>
            <text:p text:style-name="P10">25/04/11</text:p>
            <text:p text:style-name="P10">21/11/11</text:p>
            <text:p text:style-name="P10">15/10/12</text:p>
          </table:table-cell>
          <table:table-cell table:style-name="Tabla1.G7" office:value-type="string">
            <text:p text:style-name="P10">04/09/09</text:p>
            <text:p text:style-name="P10">17/08/10</text:p>
            <text:p text:style-name="P10">19/11/10</text:p>
            <text:p text:style-name="P10">06/05/11</text:p>
            <text:p text:style-name="P10">29/11/11</text:p>
            <text:p text:style-name="P10">26/10/12</text:p>
          </table:table-cell>
          <table:table-cell table:style-name="Tabla1.H7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  <text:p text:style-name="P8">*</text:p>
          </table:table-cell>
          <table:table-cell table:style-name="Tabla1.J7" office:value-type="string"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K7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7" office:value-type="string">
            <text:p text:style-name="P8"/>
          </table:table-cell>
          <table:table-cell table:style-name="Tabla1.M7" office:value-type="string">
            <text:p text:style-name="P8"/>
          </table:table-cell>
          <table:table-cell table:style-name="Tabla1.N7" office:value-type="float" office:value="0">
            <text:p text:style-name="P10">2803,13</text:p>
            <text:p text:style-name="P10">1946,25</text:p>
            <text:p text:style-name="P10">1946,25</text:p>
            <text:p text:style-name="P10">2289,70</text:p>
            <text:p text:style-name="P10">1602,79</text:p>
            <text:p text:style-name="P10">2179,17</text:p>
          </table:table-cell>
          <table:table-cell table:style-name="Tabla1.O7" office:value-type="string">
            <text:p text:style-name="P10">5606,26</text:p>
            <text:p text:style-name="P10">6011,75</text:p>
            <text:p text:style-name="P10">6357,75</text:p>
            <text:p text:style-name="P10"/>
            <text:p text:style-name="P10">4217,79</text:p>
            <text:p text:style-name="P10">6956,67</text:p>
          </table:table-cell>
          <table:table-cell table:style-name="Tabla1.P7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5">Benites Rosales Elisabeth.</text:p>
          </table:table-cell>
          <table:table-cell table:style-name="Tabla1.B8" office:value-type="date" office:date-value="2008-02-18">
            <text:p text:style-name="P10">18/02/08</text:p>
          </table:table-cell>
          <table:table-cell table:style-name="Tabla1.C8" office:value-type="string">
            <text:p text:style-name="P10">29/07/09</text:p>
            <text:p text:style-name="P10">12/11/09</text:p>
            <text:p text:style-name="P10">26/07/10</text:p>
            <text:p text:style-name="P10">15/11/10</text:p>
            <text:p text:style-name="P10">16/04/12</text:p>
          </table:table-cell>
          <table:table-cell table:style-name="Tabla1.D8" office:value-type="string">
            <text:p text:style-name="P10">08 días</text:p>
            <text:p text:style-name="P10">07 días</text:p>
            <text:p text:style-name="P10">08 días</text:p>
            <text:p text:style-name="P10">07 días</text:p>
            <text:p text:style-name="P10">35 días</text:p>
          </table:table-cell>
          <table:table-cell table:style-name="Tabla1.E8" office:value-type="string">
            <text:p text:style-name="P10">7 días</text:p>
            <text:p text:style-name="P10">0 días</text:p>
            <text:p text:style-name="P10">7 días</text:p>
            <text:p text:style-name="P10">0 días</text:p>
            <text:p text:style-name="P10">0 días</text:p>
          </table:table-cell>
          <table:table-cell table:style-name="Tabla1.F8" office:value-type="string">
            <text:p text:style-name="P10">24/08/09</text:p>
            <text:p text:style-name="P10">04/01/10</text:p>
            <text:p text:style-name="P10">20/09/10</text:p>
            <text:p text:style-name="P10">03/01/11</text:p>
            <text:p text:style-name="P10">15/05/12</text:p>
          </table:table-cell>
          <table:table-cell table:style-name="Tabla1.G8" office:value-type="string">
            <text:p text:style-name="P10">02/09/09</text:p>
            <text:p text:style-name="P10">12/01/10</text:p>
            <text:p text:style-name="P10">30/09/10</text:p>
            <text:p text:style-name="P10">11/01/11</text:p>
            <text:p text:style-name="P10">03/07/12</text:p>
          </table:table-cell>
          <table:table-cell table:style-name="Tabla1.H8" office:value-type="string">
            <text:p text:style-name="P16"/>
          </table:table-cell>
          <table:table-cell table:style-name="Tabla1.I44" office:value-type="string">
            <text:p text:style-name="P8">*</text:p>
            <text:p text:style-name="P8">*</text:p>
          </table:table-cell>
          <table:table-cell table:style-name="Tabla1.J8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K8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8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8" office:value-type="string">
            <text:p text:style-name="P8"/>
          </table:table-cell>
          <table:table-cell table:style-name="Tabla1.N8" office:value-type="float" office:value="0">
            <text:p text:style-name="P10">1845,52</text:p>
            <text:p text:style-name="P10">1614,2</text:p>
            <text:p text:style-name="P10">2318,7</text:p>
            <text:p text:style-name="P10">2028,46</text:p>
            <text:p text:style-name="P10">9501,30</text:p>
          </table:table-cell>
          <table:table-cell table:style-name="Tabla1.O8" office:value-type="float" office:value="0">
            <text:p text:style-name="P10">4306,21</text:p>
            <text:p text:style-name="P10">3921,73</text:p>
            <text:p text:style-name="P10">5451,78</text:p>
            <text:p text:style-name="P10"/>
            <text:p text:style-name="P10">15835,50</text:p>
          </table:table-cell>
          <table:table-cell table:style-name="Tabla1.P8">
            <text:p text:style-name="P10"/>
          </table:table-cell>
        </table:table-row>
        <table:table-row>
          <table:table-cell table:style-name="Tabla1.A9" office:value-type="string">
            <text:p text:style-name="P5">Bravo Victor</text:p>
          </table:table-cell>
          <table:table-cell table:style-name="Tabla1.B9" office:value-type="date" office:date-value="2007-11-05">
            <text:p text:style-name="P10">05/11/07</text:p>
          </table:table-cell>
          <table:table-cell table:style-name="Tabla1.C9" office:value-type="string">
            <text:p text:style-name="P10">13/10/08</text:p>
            <text:p text:style-name="P10"><text:soft-page-break/>05/04/09</text:p>
            <text:p text:style-name="P10">11/11/09</text:p>
            <text:p text:style-name="P10">29/09/10</text:p>
            <text:p text:style-name="P10">29/09/10</text:p>
            <text:p text:style-name="P10">12/07/11</text:p>
            <text:p text:style-name="P10">06/06/12</text:p>
            <text:p text:style-name="P10">30/01/13</text:p>
          </table:table-cell>
          <table:table-cell table:style-name="Tabla1.D9" office:value-type="string">
            <text:p text:style-name="P10">08 días</text:p>
            <text:p text:style-name="P10"><text:soft-page-break/>07 días</text:p>
            <text:p text:style-name="P10">10 días</text:p>
            <text:p text:style-name="P10">06 días</text:p>
            <text:p text:style-name="P10">09 días</text:p>
            <text:p text:style-name="P10">08 días</text:p>
            <text:p text:style-name="P10">18 días</text:p>
            <text:p text:style-name="P10">12 días</text:p>
          </table:table-cell>
          <table:table-cell table:style-name="Tabla1.E9" office:value-type="string">
            <text:p text:style-name="P10">7 días</text:p>
            <text:p text:style-name="P10"><text:soft-page-break/>0 días</text:p>
            <text:p text:style-name="P10">06 días</text:p>
            <text:p text:style-name="P10">0 días</text:p>
            <text:p text:style-name="P10">8 días</text:p>
            <text:p text:style-name="P10">0 días</text:p>
            <text:p text:style-name="P10">0 días</text:p>
            <text:p text:style-name="P10">7 días</text:p>
          </table:table-cell>
          <table:table-cell table:style-name="Tabla1.F9" office:value-type="string">
            <text:p text:style-name="P10">10/11/08</text:p>
            <text:p text:style-name="P10"><text:soft-page-break/>06/04/09</text:p>
            <text:p text:style-name="P10">09/11/09</text:p>
            <text:p text:style-name="P10">28/10/10</text:p>
            <text:p text:style-name="P10">05/11/10</text:p>
            <text:p text:style-name="P10">29/07/11</text:p>
            <text:p text:style-name="P10">28/06/12</text:p>
            <text:p text:style-name="P10">28/02/13</text:p>
          </table:table-cell>
          <table:table-cell table:style-name="Tabla1.G9" office:value-type="string">
            <text:p text:style-name="P10">20/11/08</text:p>
            <text:p text:style-name="P10"><text:soft-page-break/>16/04/09</text:p>
            <text:p text:style-name="P10">20/11/09</text:p>
            <text:p text:style-name="P10">04/11/10</text:p>
            <text:p text:style-name="P10">17/11/10</text:p>
            <text:p text:style-name="P10">09/08/11</text:p>
            <text:p text:style-name="P10">25/07/12</text:p>
            <text:p text:style-name="P10">15/03/13</text:p>
          </table:table-cell>
          <table:table-cell table:style-name="Tabla1.H9" office:value-type="string">
            <text:p text:style-name="P16">*</text:p>
            <text:p text:style-name="P16"><text:soft-page-break/>*</text:p>
          </table:table-cell>
          <table:table-cell table:style-name="Tabla1.I9" office:value-type="string">
            <text:p text:style-name="P8"/>
            <text:p text:style-name="P8"><text:soft-page-break/></text:p>
            <text:p text:style-name="P8">*</text:p>
            <text:p text:style-name="P8">*</text:p>
          </table:table-cell>
          <table:table-cell table:style-name="Tabla1.J9" office:value-type="string">
            <text:p text:style-name="P8"/>
            <text:p text:style-name="P8"><text:soft-page-break/></text:p>
            <text:p text:style-name="P8"/>
            <text:p text:style-name="P8"/>
            <text:p text:style-name="P8">*</text:p>
            <text:p text:style-name="P8">*</text:p>
          </table:table-cell>
          <table:table-cell table:style-name="Tabla1.K9" office:value-type="string"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9" office:value-type="string"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9" office:value-type="string">
            <text:p text:style-name="P8"/>
          </table:table-cell>
          <table:table-cell table:style-name="Tabla1.N9" office:value-type="string">
            <text:p text:style-name="P10"/>
            <text:p text:style-name="P10"><text:soft-page-break/></text:p>
            <text:p text:style-name="P10">2988,56</text:p>
            <text:p text:style-name="P10">2402,88</text:p>
            <text:p text:style-name="P10">3392,30</text:p>
            <text:p text:style-name="P10">3069,39</text:p>
            <text:p text:style-name="P10">6552,45</text:p>
            <text:p text:style-name="P10">4143,13</text:p>
          </table:table-cell>
          <table:table-cell table:style-name="Tabla1.O9" office:value-type="string">
            <text:p text:style-name="P10"/>
            <text:p text:style-name="P10"/>
            <text:p text:style-name="P10"/>
            <text:p text:style-name="P10">7244,23</text:p>
            <text:p text:style-name="P10">5243,41</text:p>
            <text:p text:style-name="P10">8722,18</text:p>
            <text:p text:style-name="P10"/>
            <text:p text:style-name="P10">10703,08</text:p>
          </table:table-cell>
          <table:table-cell table:style-name="Tabla1.P9" office:value-type="string">
            <text:p text:style-name="P10"/>
          </table:table-cell>
        </table:table-row>
        <table:table-row>
          <table:table-cell table:style-name="Tabla1.A10" office:value-type="string">
            <text:p text:style-name="P5">Buitrajo Pedro.</text:p>
          </table:table-cell>
          <table:table-cell table:style-name="Tabla1.B10" office:value-type="string">
            <text:p text:style-name="P10">14/03/08</text:p>
            <text:p text:style-name="P10"/>
          </table:table-cell>
          <table:table-cell table:style-name="Tabla1.C10" office:value-type="string">
            <text:p text:style-name="P10">09/02/09</text:p>
            <text:p text:style-name="P10">25/02/10</text:p>
            <text:p text:style-name="P10">02/08/10</text:p>
            <text:p text:style-name="P10">22/09/11</text:p>
            <text:p text:style-name="P10">30/01/12</text:p>
            <text:p text:style-name="P10">23/08/12</text:p>
            <text:p text:style-name="P10">17/01/13</text:p>
          </table:table-cell>
          <table:table-cell table:style-name="Tabla1.D10" office:value-type="string">
            <text:p text:style-name="P10">15 días</text:p>
            <text:p text:style-name="P10">08 días</text:p>
            <text:p text:style-name="P10">08 días</text:p>
            <text:p text:style-name="P10">09 días</text:p>
            <text:p text:style-name="P10">08 días</text:p>
            <text:p text:style-name="P10">10 días</text:p>
            <text:p text:style-name="P10">08 días</text:p>
          </table:table-cell>
          <table:table-cell table:style-name="Tabla1.E10" office:value-type="string">
            <text:p text:style-name="P10">0 días</text:p>
            <text:p text:style-name="P10">8 días</text:p>
            <text:p text:style-name="P10">0 días</text:p>
            <text:p text:style-name="P10">8 días</text:p>
            <text:p text:style-name="P10">0 días</text:p>
            <text:p text:style-name="P10">8 días</text:p>
            <text:p text:style-name="P10">0 días</text:p>
          </table:table-cell>
          <table:table-cell table:style-name="Tabla1.F10" office:value-type="string">
            <text:p text:style-name="P10">20/03/09</text:p>
            <text:p text:style-name="P10">29/03/10</text:p>
            <text:p text:style-name="P10">14/09/10</text:p>
            <text:p text:style-name="P10">24/10/11</text:p>
            <text:p text:style-name="P10">05/03/12</text:p>
            <text:p text:style-name="P10">15/10/12</text:p>
            <text:p text:style-name="P10">25/03/13</text:p>
          </table:table-cell>
          <table:table-cell table:style-name="Tabla1.G10" office:value-type="string">
            <text:p text:style-name="P10">13/04/09</text:p>
            <text:p text:style-name="P10">09/04/10</text:p>
            <text:p text:style-name="P10">23/09/10</text:p>
            <text:p text:style-name="P10">03/11/11</text:p>
            <text:p text:style-name="P10">14/03/12</text:p>
            <text:p text:style-name="P10">26/10/12</text:p>
            <text:p text:style-name="P10">05/04/13</text:p>
          </table:table-cell>
          <table:table-cell table:style-name="Tabla1.H10" office:value-type="string">
            <text:p text:style-name="P16"/>
          </table:table-cell>
          <table:table-cell table:style-name="Tabla1.I10" office:value-type="string">
            <text:p text:style-name="P8">*</text:p>
          </table:table-cell>
          <table:table-cell table:style-name="Tabla1.J10" office:value-type="string">
            <text:p text:style-name="P8"/>
            <text:p text:style-name="P8">*</text:p>
            <text:p text:style-name="P8">*</text:p>
          </table:table-cell>
          <table:table-cell table:style-name="Tabla1.K10" office:value-type="string"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L10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M10" office:value-type="string">
            <text:p text:style-name="P8"/>
          </table:table-cell>
          <table:table-cell table:style-name="Tabla1.N10" office:value-type="string">
            <text:p text:style-name="P10">3363</text:p>
            <text:p text:style-name="P10">1933,97</text:p>
            <text:p text:style-name="P10">2514,36</text:p>
            <text:p text:style-name="P10">2695,26</text:p>
            <text:p text:style-name="P10">2406,38</text:p>
            <text:p text:style-name="P10">2845,03</text:p>
            <text:p text:style-name="P10">2276,03</text:p>
          </table:table-cell>
          <table:table-cell table:style-name="Tabla1.O10" office:value-type="string">
            <text:p text:style-name="P10"/>
            <text:p text:style-name="P10">5457,41</text:p>
            <text:p text:style-name="P10"/>
            <text:p text:style-name="P10">6255,19</text:p>
            <text:p text:style-name="P10"/>
            <text:p text:style-name="P10">6259,07</text:p>
            <text:p text:style-name="P10">6486,68</text:p>
          </table:table-cell>
          <table:table-cell table:style-name="Tabla1.P10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Castillo Rivera José Vicente</text:p>
          </table:table-cell>
          <table:table-cell table:style-name="Tabla1.B11" office:value-type="date" office:date-value="2009-01-20">
            <text:p text:style-name="P10">20/01/09</text:p>
          </table:table-cell>
          <table:table-cell table:style-name="Tabla1.C11" office:value-type="string">
            <text:p text:style-name="P10">14/04/10</text:p>
            <text:p text:style-name="P10"/>
            <text:p text:style-name="P10">22/11/11</text:p>
          </table:table-cell>
          <table:table-cell table:style-name="Tabla1.D11" office:value-type="string">
            <text:p text:style-name="P10">10 días</text:p>
            <text:p text:style-name="P10">05 días</text:p>
            <text:p text:style-name="P10">16 días</text:p>
          </table:table-cell>
          <table:table-cell table:style-name="Tabla1.E11" office:value-type="string">
            <text:p text:style-name="P10">5 días</text:p>
            <text:p text:style-name="P10">0 días</text:p>
            <text:p text:style-name="P10">0 días</text:p>
          </table:table-cell>
          <table:table-cell table:style-name="Tabla1.F11" office:value-type="string">
            <text:p text:style-name="P10">17/05/10</text:p>
            <text:p text:style-name="P10">05/05/11</text:p>
            <text:p text:style-name="P10">23/11/11</text:p>
          </table:table-cell>
          <table:table-cell table:style-name="Tabla1.G11" office:value-type="string">
            <text:p text:style-name="P10">28/05/10</text:p>
            <text:p text:style-name="P10">12/05/11</text:p>
            <text:p text:style-name="P10">14/12/11</text:p>
          </table:table-cell>
          <table:table-cell table:style-name="Tabla1.H11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11" office:value-type="string">
            <text:p text:style-name="P8">*</text:p>
            <text:p text:style-name="P8">*</text:p>
          </table:table-cell>
          <table:table-cell table:style-name="Tabla1.K11" office:value-type="string">
            <text:p text:style-name="P8"/>
            <text:p text:style-name="P8"/>
            <text:p text:style-name="P8">*</text:p>
          </table:table-cell>
          <table:table-cell table:style-name="Tabla1.L11" office:value-type="string">
            <text:p text:style-name="P8"/>
          </table:table-cell>
          <table:table-cell table:style-name="Tabla1.M11" office:value-type="string">
            <text:p text:style-name="P8"/>
          </table:table-cell>
          <table:table-cell table:style-name="Tabla1.N11" office:value-type="string">
            <text:p text:style-name="P10">2300,00</text:p>
            <text:p text:style-name="P10">1150,00</text:p>
            <text:p text:style-name="P10">3465,00</text:p>
          </table:table-cell>
          <table:table-cell table:style-name="Tabla1.O11" office:value-type="string">
            <text:p text:style-name="P10">4600,00</text:p>
            <text:p text:style-name="P10"/>
            <text:p text:style-name="P10">5775,00</text:p>
          </table:table-cell>
          <table:table-cell table:style-name="Tabla1.P11" office:value-type="string">
            <text:p text:style-name="P10"/>
          </table:table-cell>
        </table:table-row>
        <table:table-row>
          <table:table-cell table:style-name="Tabla1.A12" office:value-type="string">
            <text:p text:style-name="P5">Chourio Acevedo Luz Mairet</text:p>
          </table:table-cell>
          <table:table-cell table:style-name="Tabla1.B12" office:value-type="date" office:date-value="2008-03-31">
            <text:p text:style-name="P10">31/03/08</text:p>
          </table:table-cell>
          <table:table-cell table:style-name="Tabla1.C12" office:value-type="string">
            <text:p text:style-name="P10">12/06/09</text:p>
            <text:p text:style-name="P10">14/08/09</text:p>
            <text:p text:style-name="P10">05/04/10</text:p>
            <text:p text:style-name="P10">13/09/10</text:p>
            <text:p text:style-name="P10">18/07/11</text:p>
            <text:p text:style-name="P10">15/11/11</text:p>
            <text:p text:style-name="P10">20/06/12</text:p>
            <text:p text:style-name="P10">13/11/12</text:p>
          </table:table-cell>
          <table:table-cell table:style-name="Tabla1.D12" office:value-type="string">
            <text:p text:style-name="P10">10 días</text:p>
            <text:p text:style-name="P10">05 días</text:p>
            <text:p text:style-name="P10">08 días</text:p>
            <text:p text:style-name="P10">08 días</text:p>
            <text:p text:style-name="P10">12 días</text:p>
            <text:p text:style-name="P10">05 días</text:p>
            <text:p text:style-name="P10">09 días</text:p>
            <text:p text:style-name="P10">09 días</text:p>
          </table:table-cell>
          <table:table-cell table:style-name="Tabla1.E12" office:value-type="string">
            <text:p text:style-name="P10">5 días</text:p>
            <text:p text:style-name="P10">0 días</text:p>
            <text:p text:style-name="P10">08 días</text:p>
            <text:p text:style-name="P10">0 días</text:p>
            <text:p text:style-name="P10">5 días</text:p>
            <text:p text:style-name="P10">0 días</text:p>
            <text:p text:style-name="P10">9 días</text:p>
            <text:p text:style-name="P10">0 días</text:p>
          </table:table-cell>
          <table:table-cell table:style-name="Tabla1.F12" office:value-type="string">
            <text:p text:style-name="P10">13/07/09</text:p>
            <text:p text:style-name="P10">24/08/09</text:p>
            <text:p text:style-name="P10">28/04/10</text:p>
            <text:p text:style-name="P10">13/09/10</text:p>
            <text:p text:style-name="P10">18/08/11</text:p>
            <text:p text:style-name="P10">19/12/11</text:p>
            <text:p text:style-name="P10">16/07/12</text:p>
            <text:p text:style-name="P10">10/12/12</text:p>
          </table:table-cell>
          <table:table-cell table:style-name="Tabla1.G12" office:value-type="string">
            <text:p text:style-name="P10">27/07/09</text:p>
            <text:p text:style-name="P10">28/08/09</text:p>
            <text:p text:style-name="P10">07/05/10</text:p>
            <text:p text:style-name="P10">22/09/10</text:p>
            <text:p text:style-name="P10">02/09/11</text:p>
            <text:p text:style-name="P10">25/12/11</text:p>
            <text:p text:style-name="P10">27/07/12</text:p>
            <text:p text:style-name="P10">20/12/12</text:p>
          </table:table-cell>
          <table:table-cell table:style-name="Tabla1.H12" office:value-type="string">
            <text:p text:style-name="P16"/>
          </table:table-cell>
          <table:table-cell table:style-name="Tabla1.I12" office:value-type="string">
            <text:p text:style-name="P8">*</text:p>
            <text:p text:style-name="P8">*</text:p>
          </table:table-cell>
          <table:table-cell table:style-name="Tabla1.J12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K12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L1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M12" office:value-type="string">
            <text:p text:style-name="P8"/>
          </table:table-cell>
          <table:table-cell table:style-name="Tabla1.N12" office:value-type="float" office:value="0">
            <text:p text:style-name="P10">2306,90</text:p>
            <text:p text:style-name="P10">1153,45</text:p>
            <text:p text:style-name="P10">2128,50</text:p>
            <text:p text:style-name="P10">2249,61</text:p>
            <text:p text:style-name="P10"/>
            <text:p text:style-name="P10">1339,79</text:p>
            <text:p text:style-name="P10">2292,50</text:p>
            <text:p text:style-name="P10">2292,50</text:p>
          </table:table-cell>
          <table:table-cell table:style-name="Tabla1.O12" office:value-type="float" office:value="0">
            <text:p text:style-name="P10">4613,8</text:p>
            <text:p text:style-name="P10"/>
            <text:p text:style-name="P10">6349,0</text:p>
            <text:p text:style-name="P10"/>
            <text:p text:style-name="P10"/>
            <text:p text:style-name="P10">1346,32</text:p>
            <text:p text:style-name="P10">5349,16</text:p>
            <text:p text:style-name="P10">5349,16</text:p>
          </table:table-cell>
          <table:table-cell table:style-name="Tabla1.P12">
            <text:p text:style-name="P10"/>
          </table:table-cell>
        </table:table-row>
        <table:table-row>
          <table:table-cell table:style-name="Tabla1.A44" office:value-type="string">
            <text:p text:style-name="P4">Contreras José.</text:p>
          </table:table-cell>
          <table:table-cell table:style-name="Tabla1.B13" office:value-type="string">
            <text:p text:style-name="P10">03/12/07</text:p>
          </table:table-cell>
          <table:table-cell table:style-name="Tabla1.C13" office:value-type="string">
            <text:p text:style-name="P10">10/02/09</text:p>
          </table:table-cell>
          <table:table-cell table:style-name="Tabla1.D13" office:value-type="string">
            <text:p text:style-name="P10">15 días</text:p>
          </table:table-cell>
          <table:table-cell table:style-name="Tabla1.E13" office:value-type="string">
            <text:p text:style-name="P10">0 días</text:p>
          </table:table-cell>
          <table:table-cell table:style-name="Tabla1.F13" office:value-type="string">
            <text:p text:style-name="P10">04/03/09</text:p>
          </table:table-cell>
          <table:table-cell table:style-name="Tabla1.G13" office:value-type="string">
            <text:p text:style-name="P10">24/03/09</text:p>
          </table:table-cell>
          <table:table-cell table:style-name="Tabla1.H13" office:value-type="string">
            <text:p text:style-name="P16">*</text:p>
          </table:table-cell>
          <table:table-cell table:style-name="Tabla1.I44" office:value-type="string">
            <text:p text:style-name="P8"/>
          </table:table-cell>
          <table:table-cell table:style-name="Tabla1.J13" office:value-type="string">
            <text:p text:style-name="P8"/>
          </table:table-cell>
          <table:table-cell table:style-name="Tabla1.K13" office:value-type="string">
            <text:p text:style-name="P8"/>
          </table:table-cell>
          <table:table-cell table:style-name="Tabla1.L13" office:value-type="string">
            <text:p text:style-name="P8"/>
          </table:table-cell>
          <table:table-cell table:style-name="Tabla1.M13" office:value-type="string">
            <text:p text:style-name="P8"/>
          </table:table-cell>
          <table:table-cell table:style-name="Tabla1.N13" office:value-type="string">
            <text:p text:style-name="P10">3993</text:p>
          </table:table-cell>
          <table:table-cell table:style-name="Tabla1.O13" office:value-type="string">
            <text:p text:style-name="P10"/>
          </table:table-cell>
          <table:table-cell table:style-name="Tabla1.P13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Contreras Ramírez Jhonny A.</text:p>
          </table:table-cell>
          <table:table-cell table:style-name="Tabla1.B14" office:value-type="date" office:date-value="2009-11-09">
            <text:p text:style-name="P10">09/11/09</text:p>
          </table:table-cell>
          <table:table-cell table:style-name="Tabla1.C14" office:value-type="string">
            <text:p text:style-name="P10">14/03/11</text:p>
            <text:p text:style-name="P10">20/01/12</text:p>
            <text:p text:style-name="P10">20/01/13</text:p>
          </table:table-cell>
          <table:table-cell table:style-name="Tabla1.D14" office:value-type="string">
            <text:p text:style-name="P10">15 días</text:p>
            <text:p text:style-name="P10">16 días</text:p>
            <text:p text:style-name="P10">17 días</text:p>
          </table:table-cell>
          <table:table-cell table:style-name="Tabla1.E14" office:value-type="string">
            <text:p text:style-name="P10">0 días</text:p>
            <text:p text:style-name="P10">0 días</text:p>
            <text:p text:style-name="P10">0 días</text:p>
          </table:table-cell>
          <table:table-cell table:style-name="Tabla1.F14" office:value-type="string">
            <text:p text:style-name="P10">18/04/11</text:p>
            <text:p text:style-name="P10">22/02/12</text:p>
            <text:p text:style-name="P10">13/02/13</text:p>
          </table:table-cell>
          <table:table-cell table:style-name="Tabla1.G14" office:value-type="string">
            <text:p text:style-name="P10">11/05/11</text:p>
            <text:p text:style-name="P10">14/03/12</text:p>
            <text:p text:style-name="P10">07/03/13</text:p>
          </table:table-cell>
          <table:table-cell table:style-name="Tabla1.H14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14" office:value-type="string">
            <text:p text:style-name="P8">*</text:p>
          </table:table-cell>
          <table:table-cell table:style-name="Tabla1.K14" office:value-type="string">
            <text:p text:style-name="P8"/>
            <text:p text:style-name="P8">*</text:p>
          </table:table-cell>
          <table:table-cell table:style-name="Tabla1.L14" office:value-type="string">
            <text:p text:style-name="P8"/>
            <text:p text:style-name="P8"/>
            <text:p text:style-name="P8">*</text:p>
          </table:table-cell>
          <table:table-cell table:style-name="Tabla1.M14" office:value-type="string">
            <text:p text:style-name="P8"/>
          </table:table-cell>
          <table:table-cell table:style-name="Tabla1.N14" office:value-type="string">
            <text:p text:style-name="P10">3060,00</text:p>
            <text:p text:style-name="P10">3135,00</text:p>
            <text:p text:style-name="P10">3216,62</text:p>
          </table:table-cell>
          <table:table-cell table:style-name="Tabla1.O14" office:value-type="string">
            <text:p text:style-name="P10"/>
            <text:p text:style-name="P10">6277,50</text:p>
            <text:p text:style-name="P10">5861,39</text:p>
          </table:table-cell>
          <table:table-cell table:style-name="Tabla1.P14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Dávila Yolenny Yoryina</text:p>
          </table:table-cell>
          <table:table-cell table:style-name="Tabla1.B15" office:value-type="date" office:date-value="2007-12-03">
            <text:p text:style-name="P10">03/12/07</text:p>
          </table:table-cell>
          <table:table-cell table:style-name="Tabla1.C15" office:value-type="string">
            <text:p text:style-name="P10">26/11/08</text:p>
            <text:p text:style-name="P10">29/07/09</text:p>
            <text:p text:style-name="P10">29/07/10</text:p>
            <text:p text:style-name="P10">11/05/11</text:p>
            <text:p text:style-name="P10">01/08/12</text:p>
            <text:p text:style-name="P10">01/08/12</text:p>
            <text:p text:style-name="P10">07/09/12</text:p>
          </table:table-cell>
          <table:table-cell table:style-name="Tabla1.D15" office:value-type="string">
            <text:p text:style-name="P10">08 días</text:p>
            <text:p text:style-name="P10">07 días</text:p>
            <text:p text:style-name="P10">16 días</text:p>
            <text:p text:style-name="P10">12 días</text:p>
            <text:p text:style-name="P10">4 días</text:p>
            <text:p text:style-name="P10">13 días</text:p>
            <text:p text:style-name="P10">04 días</text:p>
          </table:table-cell>
          <table:table-cell table:style-name="Tabla1.E15" office:value-type="string">
            <text:p text:style-name="P10">7 días</text:p>
            <text:p text:style-name="P10">0 días</text:p>
            <text:p text:style-name="P10">16 días</text:p>
            <text:p text:style-name="P10">4 días</text:p>
            <text:p text:style-name="P10">0 días</text:p>
            <text:p text:style-name="P10">4 días</text:p>
            <text:p text:style-name="P10">0 días</text:p>
          </table:table-cell>
          <table:table-cell table:style-name="Tabla1.F15" office:value-type="string">
            <text:p text:style-name="P10">22/12/08</text:p>
            <text:p text:style-name="P10">24/08/09</text:p>
            <text:p text:style-name="P10">16/08/10</text:p>
            <text:p text:style-name="P10">26/05/11</text:p>
            <text:p text:style-name="P10">15/08/12</text:p>
            <text:p text:style-name="P10">21/08/12</text:p>
            <text:p text:style-name="P10">07/09/12</text:p>
          </table:table-cell>
          <table:table-cell table:style-name="Tabla1.G15" office:value-type="string">
            <text:p text:style-name="P10">02/01/09</text:p>
            <text:p text:style-name="P10">01/09/09</text:p>
            <text:p text:style-name="P10">06/09/10</text:p>
            <text:p text:style-name="P10">16/06/11</text:p>
            <text:p text:style-name="P10">20/08/12</text:p>
            <text:p text:style-name="P10">06/09/12</text:p>
            <text:p text:style-name="P10">12/09/12</text:p>
          </table:table-cell>
          <table:table-cell table:style-name="Tabla1.H15" office:value-type="string">
            <text:p text:style-name="P16">*</text:p>
            <text:p text:style-name="P16">*</text:p>
          </table:table-cell>
          <table:table-cell table:style-name="Tabla1.I44" office:value-type="string">
            <text:p text:style-name="P8"/>
            <text:p text:style-name="P8"/>
            <text:p text:style-name="P8">*</text:p>
            <text:p text:style-name="P8">*</text:p>
            <text:p text:style-name="P8">*</text:p>
          </table:table-cell>
          <table:table-cell table:style-name="Tabla1.J1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K15" office:value-type="string">
            <text:p text:style-name="P8"/>
            <text:p text:style-name="P8"/>
            <text:p text:style-name="P8"/>
          </table:table-cell>
          <table:table-cell table:style-name="Tabla1.L15" office:value-type="string">
            <text:p text:style-name="P8"/>
          </table:table-cell>
          <table:table-cell table:style-name="Tabla1.M15" office:value-type="string">
            <text:p text:style-name="P8"/>
          </table:table-cell>
          <table:table-cell table:style-name="Tabla1.N15" office:value-type="float" office:value="0">
            <text:p text:style-name="P10">1125,00</text:p>
            <text:p text:style-name="P10">1207,50</text:p>
            <text:p text:style-name="P10">3840,00</text:p>
            <text:p text:style-name="P10"/>
            <text:p text:style-name="P10">0</text:p>
            <text:p text:style-name="P10">3066,78</text:p>
            <text:p text:style-name="P10">943,62</text:p>
          </table:table-cell>
          <table:table-cell table:style-name="Tabla1.O15" office:value-type="float" office:value="0">
            <text:p text:style-name="P10">4454,4</text:p>
            <text:p text:style-name="P10">2990</text:p>
            <text:p text:style-name="P10">3840,00</text:p>
            <text:p text:style-name="P10"/>
            <text:p text:style-name="P10">0</text:p>
            <text:p text:style-name="P10">6275,10</text:p>
            <text:p text:style-name="P10">1385,35</text:p>
          </table:table-cell>
          <table:table-cell table:style-name="Tabla1.P15" office:value-type="string">
            <text:p text:style-name="P10"><text:s/>2008/2009 (por disfrutar)</text:p>
            <text:p text:style-name="P10">cancelado los 16 días.</text:p>
          </table:table-cell>
        </table:table-row>
        <table:table-row>
          <table:table-cell table:style-name="Tabla1.A16" office:value-type="string">
            <text:p text:style-name="P4">Diaz Dionel</text:p>
          </table:table-cell>
          <table:table-cell table:style-name="Tabla1.B16" office:value-type="string">
            <text:p text:style-name="P10">07/01/08</text:p>
          </table:table-cell>
          <table:table-cell table:style-name="Tabla1.C16" office:value-type="string">
            <text:p text:style-name="P10"/>
          </table:table-cell>
          <table:table-cell table:style-name="Tabla1.D16" office:value-type="string">
            <text:p text:style-name="P10"/>
          </table:table-cell>
          <table:table-cell table:style-name="Tabla1.E16" office:value-type="string">
            <text:p text:style-name="P10"/>
          </table:table-cell>
          <table:table-cell table:style-name="Tabla1.F16" office:value-type="string">
            <text:p text:style-name="P10"/>
          </table:table-cell>
          <table:table-cell table:style-name="Tabla1.G16" office:value-type="string">
            <text:p text:style-name="P10"/>
          </table:table-cell>
          <table:table-cell table:style-name="Tabla1.H16" office:value-type="string">
            <text:p text:style-name="P16"/>
          </table:table-cell>
          <table:table-cell table:style-name="Tabla1.I16" office:value-type="string">
            <text:p text:style-name="P8"/>
          </table:table-cell>
          <table:table-cell table:style-name="Tabla1.J16" office:value-type="string">
            <text:p text:style-name="P8"/>
          </table:table-cell>
          <table:table-cell table:style-name="Tabla1.K16" office:value-type="string">
            <text:p text:style-name="P8"/>
          </table:table-cell>
          <table:table-cell table:style-name="Tabla1.L16" office:value-type="string">
            <text:p text:style-name="P8"/>
          </table:table-cell>
          <table:table-cell table:style-name="Tabla1.M16" office:value-type="string">
            <text:p text:style-name="P8"/>
          </table:table-cell>
          <table:table-cell table:style-name="Tabla1.N16" office:value-type="string">
            <text:p text:style-name="P10"/>
          </table:table-cell>
          <table:table-cell table:style-name="Tabla1.O16" office:value-type="string">
            <text:p text:style-name="P10"/>
          </table:table-cell>
          <table:table-cell table:style-name="Tabla1.P16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Gonzáles Machado Carlos</text:p>
          </table:table-cell>
          <table:table-cell table:style-name="Tabla1.B17" office:value-type="string">
            <text:p text:style-name="P10">03/03/08</text:p>
            <text:p text:style-name="P10"/>
          </table:table-cell>
          <table:table-cell table:style-name="Tabla1.C17" office:value-type="string">
            <text:p text:style-name="P10">10/02/10</text:p>
            <text:p text:style-name="P10">18/11/11</text:p>
          </table:table-cell>
          <table:table-cell table:style-name="Tabla1.D17" office:value-type="string">
            <text:p text:style-name="P10">15 días</text:p>
            <text:p text:style-name="P10">16 días </text:p>
          </table:table-cell>
          <table:table-cell table:style-name="Tabla1.E17" office:value-type="string">
            <text:p text:style-name="P10">0 días</text:p>
            <text:p text:style-name="P10">0 días</text:p>
          </table:table-cell>
          <table:table-cell table:style-name="Tabla1.F17" office:value-type="string">
            <text:p text:style-name="P10">22/02/10</text:p>
            <text:p text:style-name="P10">15/12/11</text:p>
          </table:table-cell>
          <table:table-cell table:style-name="Tabla1.G17" office:value-type="string">
            <text:p text:style-name="P10">12/03/10</text:p>
            <text:p text:style-name="P10">05/01/12</text:p>
          </table:table-cell>
          <table:table-cell table:style-name="Tabla1.H17" office:value-type="string">
            <text:p text:style-name="P16"/>
          </table:table-cell>
          <table:table-cell table:style-name="Tabla1.I44" office:value-type="string">
            <text:p text:style-name="P8">*</text:p>
            <text:p text:style-name="P8"/>
          </table:table-cell>
          <table:table-cell table:style-name="Tabla1.J17" office:value-type="string">
            <text:p text:style-name="P8"/>
            <text:p text:style-name="P8">*</text:p>
          </table:table-cell>
          <table:table-cell table:style-name="Tabla1.K17" office:value-type="string">
            <text:p text:style-name="P8"/>
          </table:table-cell>
          <table:table-cell table:style-name="Tabla1.L17" office:value-type="string">
            <text:p text:style-name="P8"/>
          </table:table-cell>
          <table:table-cell table:style-name="Tabla1.M17" office:value-type="string">
            <text:p text:style-name="P8"/>
          </table:table-cell>
          <table:table-cell table:style-name="Tabla1.N17" office:value-type="string">
            <text:p text:style-name="P10">3460,35</text:p>
            <text:p text:style-name="P10">4554,99</text:p>
          </table:table-cell>
          <table:table-cell table:style-name="Tabla1.O17" office:value-type="string">
            <text:p text:style-name="P10">6459,32</text:p>
            <text:p text:style-name="P10">8525,46</text:p>
          </table:table-cell>
          <table:table-cell table:style-name="Tabla1.P17" office:value-type="string">
            <text:p text:style-name="P10"/>
          </table:table-cell>
        </table:table-row>
        <table:table-row>
          <table:table-cell table:style-name="Tabla1.A18" office:value-type="string">
            <text:p text:style-name="P4">Lenzo Juan</text:p>
          </table:table-cell>
          <table:table-cell table:style-name="Tabla1.B18" office:value-type="string">
            <text:p text:style-name="P12"/>
          </table:table-cell>
          <table:table-cell table:style-name="Tabla1.C18" office:value-type="string">
            <text:p text:style-name="P12"/>
          </table:table-cell>
          <table:table-cell table:style-name="Tabla1.D18" office:value-type="string">
            <text:p text:style-name="P12"/>
          </table:table-cell>
          <table:table-cell table:style-name="Tabla1.E18" office:value-type="string">
            <text:p text:style-name="P12"/>
          </table:table-cell>
          <table:table-cell table:style-name="Tabla1.F18" office:value-type="string">
            <text:p text:style-name="P12"/>
          </table:table-cell>
          <table:table-cell table:style-name="Tabla1.G18" office:value-type="string">
            <text:p text:style-name="P12"/>
          </table:table-cell>
          <table:table-cell table:style-name="Tabla1.H18" office:value-type="string">
            <text:p text:style-name="P17"/>
          </table:table-cell>
          <table:table-cell table:style-name="Tabla1.I18" office:value-type="string">
            <text:p text:style-name="P9"/>
          </table:table-cell>
          <table:table-cell table:style-name="Tabla1.J18" office:value-type="string">
            <text:p text:style-name="P9"/>
          </table:table-cell>
          <table:table-cell table:style-name="Tabla1.K18" office:value-type="string">
            <text:p text:style-name="P9"/>
          </table:table-cell>
          <table:table-cell table:style-name="Tabla1.L18" office:value-type="string">
            <text:p text:style-name="P9"/>
          </table:table-cell>
          <table:table-cell table:style-name="Tabla1.M18" office:value-type="string">
            <text:p text:style-name="P9"/>
          </table:table-cell>
          <table:table-cell table:style-name="Tabla1.N18" office:value-type="string">
            <text:p text:style-name="P12"/>
          </table:table-cell>
          <table:table-cell table:style-name="Tabla1.O18" office:value-type="string">
            <text:p text:style-name="P12"/>
          </table:table-cell>
          <table:table-cell table:style-name="Tabla1.P18" office:value-type="string">
            <text:p text:style-name="P12"/>
          </table:table-cell>
        </table:table-row>
        <text:soft-page-break/>
        <table:table-row>
          <table:table-cell table:style-name="Tabla1.A44" office:value-type="string">
            <text:p text:style-name="P4">Marcos Alonso Agustín</text:p>
          </table:table-cell>
          <table:table-cell table:style-name="Tabla1.B19" office:value-type="date" office:date-value="2007-11-19">
            <text:p text:style-name="P10">19/11/07</text:p>
          </table:table-cell>
          <table:table-cell table:style-name="Tabla1.C19" office:value-type="string">
            <text:p text:style-name="P10">20/09/09</text:p>
            <text:p text:style-name="P10">28/06/10</text:p>
            <text:p text:style-name="P10">25/10/10</text:p>
            <text:p text:style-name="P10">22/07/11</text:p>
            <text:p text:style-name="P10">20/07/12</text:p>
          </table:table-cell>
          <table:table-cell table:style-name="Tabla1.D19" office:value-type="string">
            <text:p text:style-name="P10">07 días</text:p>
            <text:p text:style-name="P10">10 días</text:p>
            <text:p text:style-name="P10">06 días</text:p>
            <text:p text:style-name="P10">17 <text:span text:style-name="T6">días</text:span></text:p>
            <text:p text:style-name="P14">18 días</text:p>
          </table:table-cell>
          <table:table-cell table:style-name="Tabla1.E19" office:value-type="string">
            <text:p text:style-name="P10">08 días</text:p>
            <text:p text:style-name="P10">6 días</text:p>
            <text:p text:style-name="P10">0 días</text:p>
            <text:p text:style-name="P10">0 días</text:p>
            <text:p text:style-name="P10">0 <text:span text:style-name="T6">días</text:span></text:p>
          </table:table-cell>
          <table:table-cell table:style-name="Tabla1.F19" office:value-type="string">
            <text:p text:style-name="P10">24/09/09</text:p>
            <text:p text:style-name="P10">16/07/10</text:p>
            <text:p text:style-name="P10">15/11/10</text:p>
            <text:p text:style-name="P10">22/08/11</text:p>
            <text:p text:style-name="P10">30/07/12</text:p>
          </table:table-cell>
          <table:table-cell table:style-name="Tabla1.G19" office:value-type="string">
            <text:p text:style-name="P10">01/10/09</text:p>
            <text:p text:style-name="P10">29/07/10</text:p>
            <text:p text:style-name="P10">22/11/10</text:p>
            <text:p text:style-name="P10">13/09/11</text:p>
            <text:p text:style-name="P10">22/08/12</text:p>
          </table:table-cell>
          <table:table-cell table:style-name="Tabla1.H19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  <text:p text:style-name="P8">*</text:p>
          </table:table-cell>
          <table:table-cell table:style-name="Tabla1.J19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K19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19" office:value-type="string">
            <text:p text:style-name="P8"/>
          </table:table-cell>
          <table:table-cell table:style-name="Tabla1.M19" office:value-type="string">
            <text:p text:style-name="P8"/>
          </table:table-cell>
          <table:table-cell table:style-name="Tabla1.N19" office:value-type="float" office:value="0">
            <text:p text:style-name="P10">1804,81</text:p>
            <text:p text:style-name="P10">2974,2</text:p>
            <text:p text:style-name="P10">1784,52</text:p>
            <text:p text:style-name="P10"/>
            <text:p text:style-name="P10">4832,16</text:p>
          </table:table-cell>
          <table:table-cell table:style-name="Tabla1.O19" office:value-type="string">
            <text:p text:style-name="P10">4383,11</text:p>
            <text:p text:style-name="P10">6146,68</text:p>
            <text:p text:style-name="P10"/>
            <text:p text:style-name="P10"/>
            <text:p text:style-name="P10">8053,60</text:p>
          </table:table-cell>
          <table:table-cell table:style-name="Tabla1.P19" office:value-type="string">
            <text:p text:style-name="P10"/>
          </table:table-cell>
        </table:table-row>
        <table:table-row>
          <table:table-cell table:style-name="Tabla1.A20" office:value-type="string">
            <text:p text:style-name="P5">Medrano Villalobos Alberto J.</text:p>
          </table:table-cell>
          <table:table-cell table:style-name="Tabla1.B20" office:value-type="date" office:date-value="2007-11-26">
            <text:p text:style-name="P10">26/11/07</text:p>
          </table:table-cell>
          <table:table-cell table:style-name="Tabla1.C20" office:value-type="string">
            <text:p text:style-name="P10">25/02/09</text:p>
            <text:p text:style-name="P10">15/01/10</text:p>
            <text:p text:style-name="P10">25/02/11</text:p>
            <text:p text:style-name="P10">01/08/12</text:p>
            <text:p text:style-name="P10">16/08/12</text:p>
          </table:table-cell>
          <table:table-cell table:style-name="Tabla1.D20" office:value-type="string">
            <text:p text:style-name="P10">15 días</text:p>
            <text:p text:style-name="P10">16 días</text:p>
            <text:p text:style-name="P10">10 días</text:p>
            <text:p text:style-name="P10">07 días</text:p>
            <text:p text:style-name="P10">10 días</text:p>
          </table:table-cell>
          <table:table-cell table:style-name="Tabla1.E20" office:value-type="string">
            <text:p text:style-name="P10">0 días</text:p>
            <text:p text:style-name="P10">0 días</text:p>
            <text:p text:style-name="P10">7 días</text:p>
            <text:p text:style-name="P10">0 días</text:p>
            <text:p text:style-name="P10">8 días</text:p>
          </table:table-cell>
          <table:table-cell table:style-name="Tabla1.F20" office:value-type="string">
            <text:p text:style-name="P10">30/03/09</text:p>
            <text:p text:style-name="P10">17/02/10</text:p>
            <text:p text:style-name="P10">09/03/11</text:p>
            <text:p text:style-name="P10">06/08/12</text:p>
            <text:p text:style-name="P10">27/08/12</text:p>
          </table:table-cell>
          <table:table-cell table:style-name="Tabla1.G20" office:value-type="string">
            <text:p text:style-name="P10">21/04/09</text:p>
            <text:p text:style-name="P10">10/03/10</text:p>
            <text:p text:style-name="P10">23/03/11</text:p>
            <text:p text:style-name="P10">14/08/12</text:p>
            <text:p text:style-name="P10">07/09/12</text:p>
          </table:table-cell>
          <table:table-cell table:style-name="Tabla1.H20" office:value-type="string">
            <text:p text:style-name="P16">*</text:p>
          </table:table-cell>
          <table:table-cell table:style-name="Tabla1.I20" office:value-type="string">
            <text:p text:style-name="P8"/>
            <text:p text:style-name="P8">*</text:p>
          </table:table-cell>
          <table:table-cell table:style-name="Tabla1.J20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K20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20" office:value-type="string">
            <text:p text:style-name="P8"/>
          </table:table-cell>
          <table:table-cell table:style-name="Tabla1.M20" office:value-type="string">
            <text:p text:style-name="P8"/>
          </table:table-cell>
          <table:table-cell table:style-name="Tabla1.N20" office:value-type="float" office:value="0">
            <text:p text:style-name="P10">3009,00</text:p>
            <text:p text:style-name="P10">3460,35</text:p>
            <text:p text:style-name="P10">2666,89</text:p>
            <text:p text:style-name="P10">1903,14</text:p>
            <text:p text:style-name="P10">2567,72</text:p>
          </table:table-cell>
          <table:table-cell table:style-name="Tabla1.O20" office:value-type="float" office:value="0">
            <text:p text:style-name="P10">5896,53</text:p>
            <text:p text:style-name="P10">6536,22</text:p>
            <text:p text:style-name="P10">5689,37</text:p>
            <text:p text:style-name="P10">4984,41</text:p>
            <text:p text:style-name="P10">3286,69</text:p>
          </table:table-cell>
          <table:table-cell table:style-name="Tabla1.P20">
            <text:p text:style-name="P10"/>
          </table:table-cell>
        </table:table-row>
        <table:table-row>
          <table:table-cell table:style-name="Tabla1.A44" office:value-type="string">
            <text:p text:style-name="P5">Montilla Vásquez Maricela </text:p>
          </table:table-cell>
          <table:table-cell table:style-name="Tabla1.B21" office:value-type="date" office:date-value="2007-10-01">
            <text:p text:style-name="P10">01/10/07</text:p>
          </table:table-cell>
          <table:table-cell table:style-name="Tabla1.C21" office:value-type="string">
            <text:p text:style-name="P10">01/10/08</text:p>
            <text:p text:style-name="P10">12/12/08</text:p>
            <text:p text:style-name="P10">25/02/10</text:p>
            <text:p text:style-name="P10">09/03/11</text:p>
            <text:p text:style-name="P10">09/03/11</text:p>
            <text:p text:style-name="P10">14/11/11</text:p>
          </table:table-cell>
          <table:table-cell table:style-name="Tabla1.D21" office:value-type="string">
            <text:p text:style-name="P10">05 días</text:p>
            <text:p text:style-name="P10">10 días</text:p>
            <text:p text:style-name="P10">08 días</text:p>
            <text:p text:style-name="P10">08 días</text:p>
            <text:p text:style-name="P10">17 días</text:p>
            <text:p text:style-name="P10">18 días</text:p>
          </table:table-cell>
          <table:table-cell table:style-name="Tabla1.E21" office:value-type="string">
            <text:p text:style-name="P10">10 días</text:p>
            <text:p text:style-name="P10">0 días</text:p>
            <text:p text:style-name="P10">8 días</text:p>
            <text:p text:style-name="P10">0 días</text:p>
            <text:p text:style-name="P10">0 días</text:p>
            <text:p text:style-name="P10">0 días</text:p>
          </table:table-cell>
          <table:table-cell table:style-name="Tabla1.F21" office:value-type="string">
            <text:p text:style-name="P10">06/10/08</text:p>
            <text:p text:style-name="P10">05/01/09</text:p>
            <text:p text:style-name="P10">22/03/10</text:p>
            <text:p text:style-name="P15"><text:span text:style-name="T3">1</text:span><text:span text:style-name="T1">1/04/11</text:span></text:p>
            <text:p text:style-name="P10">26/04/11</text:p>
            <text:p text:style-name="P10">02/01/12</text:p>
          </table:table-cell>
          <table:table-cell table:style-name="Tabla1.G21" office:value-type="string">
            <text:p text:style-name="P10">10/10/08</text:p>
            <text:p text:style-name="P10">16/01/09</text:p>
            <text:p text:style-name="P10">31/03/10</text:p>
            <text:p text:style-name="P10">25/04/11</text:p>
            <text:p text:style-name="P10">18/05/11</text:p>
            <text:p text:style-name="P10">25/01/12</text:p>
          </table:table-cell>
          <table:table-cell table:style-name="Tabla1.H21" office:value-type="string">
            <text:p text:style-name="P16">*</text:p>
            <text:p text:style-name="P16">*</text:p>
          </table:table-cell>
          <table:table-cell table:style-name="Tabla1.I44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J21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K2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21" office:value-type="string">
            <text:p text:style-name="P8"/>
          </table:table-cell>
          <table:table-cell table:style-name="Tabla1.M21" office:value-type="string">
            <text:p text:style-name="P8"/>
          </table:table-cell>
          <table:table-cell table:style-name="Tabla1.N21" office:value-type="float" office:value="0">
            <text:p text:style-name="P10">3220,50</text:p>
            <text:p text:style-name="P10"><text:s/>cancelado</text:p>
            <text:p text:style-name="P10">1851,79</text:p>
            <text:p text:style-name="P10"/>
            <text:p text:style-name="P10">7280,62</text:p>
            <text:p text:style-name="P10">4946,12</text:p>
          </table:table-cell>
          <table:table-cell table:style-name="Tabla1.O21" office:value-type="float" office:value="0">
            <text:p text:style-name="P10">5034,11</text:p>
            <text:p text:style-name="P10"/>
            <text:p text:style-name="P10">4320,87</text:p>
            <text:p text:style-name="P10"/>
            <text:p text:style-name="P10">15693,79</text:p>
            <text:p text:style-name="P10">8243,53</text:p>
          </table:table-cell>
          <table:table-cell table:style-name="Tabla1.P21">
            <text:p text:style-name="P10"/>
          </table:table-cell>
        </table:table-row>
        <table:table-row>
          <table:table-cell table:style-name="Tabla1.A22" office:value-type="string">
            <text:p text:style-name="P3"><text:span text:style-name="T4">Mora Rojas Endira Josmina</text:span> </text:p>
          </table:table-cell>
          <table:table-cell table:style-name="Tabla1.B22" office:value-type="date" office:date-value="2008-04-01">
            <text:p text:style-name="P10">01/04/08</text:p>
          </table:table-cell>
          <table:table-cell table:style-name="Tabla1.C22" office:value-type="string">
            <text:p text:style-name="P10">27/02/09</text:p>
            <text:p text:style-name="P10">12/08/09</text:p>
            <text:p text:style-name="P10"/>
            <text:p text:style-name="P10">23/05/11</text:p>
            <text:p text:style-name="P10">08/05/13</text:p>
          </table:table-cell>
          <table:table-cell table:style-name="Tabla1.D22" office:value-type="string">
            <text:p text:style-name="P10">13 días</text:p>
            <text:p text:style-name="P10">02 días</text:p>
            <text:p text:style-name="P10">16 <text:span text:style-name="T6">días</text:span></text:p>
            <text:p text:style-name="P10">17 días</text:p>
            <text:p text:style-name="P10">18 días</text:p>
            <text:p text:style-name="P10">05 días</text:p>
          </table:table-cell>
          <table:table-cell table:style-name="Tabla1.E22" office:value-type="string">
            <text:p text:style-name="P10">2 días</text:p>
            <text:p text:style-name="P10">0 días</text:p>
            <text:p text:style-name="P10">0 días</text:p>
            <text:p text:style-name="P10">0 días</text:p>
            <text:p text:style-name="P10">0 días</text:p>
            <text:p text:style-name="P10">14 días</text:p>
          </table:table-cell>
          <table:table-cell table:style-name="Tabla1.F22" office:value-type="string">
            <text:p text:style-name="P10">06/04/09</text:p>
            <text:p text:style-name="P10">31/08/09</text:p>
            <text:p text:style-name="P10">04/10/10</text:p>
            <text:p text:style-name="P10">27/06/11</text:p>
            <text:p text:style-name="P10">08/05/13</text:p>
            <text:p text:style-name="P10">08/05/13</text:p>
          </table:table-cell>
          <table:table-cell table:style-name="Tabla1.G22" office:value-type="string">
            <text:p text:style-name="P10">24/04/09</text:p>
            <text:p text:style-name="P10">01/09/09</text:p>
            <text:p text:style-name="P10">26/10/10</text:p>
            <text:p text:style-name="P10">20/07/11</text:p>
            <text:p text:style-name="P10">07/06/13</text:p>
            <text:p text:style-name="P10">07/06/13</text:p>
          </table:table-cell>
          <table:table-cell table:style-name="Tabla1.H22" office:value-type="string">
            <text:p text:style-name="P16"/>
          </table:table-cell>
          <table:table-cell table:style-name="Tabla1.I22" office:value-type="string">
            <text:p text:style-name="P8">*</text:p>
            <text:p text:style-name="P8">*</text:p>
          </table:table-cell>
          <table:table-cell table:style-name="Tabla1.J22" office:value-type="string">
            <text:p text:style-name="P8"/>
            <text:p text:style-name="P8"/>
            <text:p text:style-name="P8">*</text:p>
          </table:table-cell>
          <table:table-cell table:style-name="Tabla1.K22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22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2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N22" office:value-type="string">
            <text:p text:style-name="P10">3505,50</text:p>
            <text:p text:style-name="P10"/>
            <text:p text:style-name="P10">5653,17</text:p>
            <text:p text:style-name="P10">5775,00</text:p>
            <text:p text:style-name="P10"/>
            <text:p text:style-name="P10">18372,13</text:p>
          </table:table-cell>
          <table:table-cell table:style-name="Tabla1.O22" office:value-type="string">
            <text:p text:style-name="P10">6869,59</text:p>
            <text:p text:style-name="P10">2687,55</text:p>
            <text:p text:style-name="P10"/>
            <text:p text:style-name="P10">12191,66</text:p>
            <text:p text:style-name="P10"/>
            <text:p text:style-name="P10">35825,65</text:p>
          </table:table-cell>
          <table:table-cell table:style-name="Tabla1.P22" office:value-type="string">
            <text:p text:style-name="P10"/>
          </table:table-cell>
        </table:table-row>
        <table:table-row>
          <table:table-cell table:style-name="Tabla1.A23" office:value-type="string">
            <text:p text:style-name="P5">Moreno Jose Luis</text:p>
          </table:table-cell>
          <table:table-cell table:style-name="Tabla1.B23" office:value-type="string">
            <text:p text:style-name="P10">15/06/10</text:p>
          </table:table-cell>
          <table:table-cell table:style-name="Tabla1.C23" office:value-type="string">
            <text:p text:style-name="P10">20/08/12</text:p>
          </table:table-cell>
          <table:table-cell table:style-name="Tabla1.D23" office:value-type="string">
            <text:p text:style-name="P10">31 días</text:p>
          </table:table-cell>
          <table:table-cell table:style-name="Tabla1.E23" office:value-type="string">
            <text:p text:style-name="P10">0 días</text:p>
          </table:table-cell>
          <table:table-cell table:style-name="Tabla1.F23" office:value-type="string">
            <text:p text:style-name="P10">10/09/12</text:p>
          </table:table-cell>
          <table:table-cell table:style-name="Tabla1.G23" office:value-type="string">
            <text:p text:style-name="P10">23/10/12</text:p>
          </table:table-cell>
          <table:table-cell table:style-name="Tabla1.H23" office:value-type="string">
            <text:p text:style-name="P16"/>
          </table:table-cell>
          <table:table-cell table:style-name="Tabla1.I23" office:value-type="string">
            <text:p text:style-name="P8"/>
          </table:table-cell>
          <table:table-cell table:style-name="Tabla1.J23" office:value-type="string">
            <text:p text:style-name="P8"/>
          </table:table-cell>
          <table:table-cell table:style-name="Tabla1.K23" office:value-type="string">
            <text:p text:style-name="P8">*</text:p>
          </table:table-cell>
          <table:table-cell table:style-name="Tabla1.L23" office:value-type="string">
            <text:p text:style-name="P8">*</text:p>
          </table:table-cell>
          <table:table-cell table:style-name="Tabla1.M23" office:value-type="string">
            <text:p text:style-name="P8"/>
          </table:table-cell>
          <table:table-cell table:style-name="Tabla1.N23" office:value-type="string">
            <text:p text:style-name="P10">7226,82</text:p>
          </table:table-cell>
          <table:table-cell table:style-name="Tabla1.O23" office:value-type="string">
            <text:p text:style-name="P10">12639,41</text:p>
          </table:table-cell>
          <table:table-cell table:style-name="Tabla1.P23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5">Olivares Vielma Alexander </text:p>
          </table:table-cell>
          <table:table-cell table:style-name="Tabla1.B24" office:value-type="date" office:date-value="2007-10-15">
            <text:p text:style-name="P10">15/10/07</text:p>
          </table:table-cell>
          <table:table-cell table:style-name="Tabla1.C24" office:value-type="string">
            <text:p text:style-name="P10">17/11/08</text:p>
            <text:p text:style-name="P10">16/07/09</text:p>
            <text:p text:style-name="P10">27/07/10</text:p>
            <text:p text:style-name="P10">14/06/12</text:p>
          </table:table-cell>
          <table:table-cell table:style-name="Tabla1.D24" office:value-type="string">
            <text:p text:style-name="P10">15 días</text:p>
            <text:p text:style-name="P10">16 días</text:p>
            <text:p text:style-name="P10"><text:s/>17 días</text:p>
            <text:p text:style-name="P10">18 días</text:p>
          </table:table-cell>
          <table:table-cell table:style-name="Tabla1.E24" office:value-type="string"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24" office:value-type="string">
            <text:p text:style-name="P10">15/12/08</text:p>
            <text:p text:style-name="P10">17/08/09</text:p>
            <text:p text:style-name="P10">12/08/10</text:p>
            <text:p text:style-name="P10">06/08/12</text:p>
          </table:table-cell>
          <table:table-cell table:style-name="Tabla1.G24" office:value-type="string">
            <text:p text:style-name="P10">12/01/09</text:p>
            <text:p text:style-name="P10">07/09/09</text:p>
            <text:p text:style-name="P10">03/09/10</text:p>
            <text:p text:style-name="P10">29/08/12</text:p>
          </table:table-cell>
          <table:table-cell table:style-name="Tabla1.H24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</table:table-cell>
          <table:table-cell table:style-name="Tabla1.J24" office:value-type="string">
            <text:p text:style-name="P8"/>
            <text:p text:style-name="P8"/>
            <text:p text:style-name="P8">*</text:p>
          </table:table-cell>
          <table:table-cell table:style-name="Tabla1.K24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24" office:value-type="string">
            <text:p text:style-name="P8"/>
          </table:table-cell>
          <table:table-cell table:style-name="Tabla1.M24" office:value-type="string">
            <text:p text:style-name="P8"/>
          </table:table-cell>
          <table:table-cell table:style-name="Tabla1.N24" office:value-type="float" office:value="0">
            <text:p text:style-name="P10">3009,00</text:p>
            <text:p text:style-name="P10">3460,35</text:p>
            <text:p text:style-name="P10">4638,42</text:p>
            <text:p text:style-name="P10">4710,00</text:p>
          </table:table-cell>
          <table:table-cell table:style-name="Tabla1.O24" office:value-type="float" office:value="0">
            <text:p text:style-name="P10">7461,97</text:p>
            <text:p text:style-name="P10">6305,53</text:p>
            <text:p text:style-name="P10">6338,42</text:p>
            <text:p text:style-name="P10">10990,00</text:p>
          </table:table-cell>
          <table:table-cell table:style-name="Tabla1.P24">
            <text:p text:style-name="P10"/>
          </table:table-cell>
        </table:table-row>
        <table:table-row>
          <table:table-cell table:style-name="Tabla1.A44" office:value-type="string">
            <text:p text:style-name="P5">Peña Camacho Luis Gerardo</text:p>
          </table:table-cell>
          <table:table-cell table:style-name="Tabla1.B25" office:value-type="string">
            <text:p text:style-name="P10">09/02/09</text:p>
          </table:table-cell>
          <table:table-cell table:style-name="Tabla1.C25" office:value-type="string">
            <text:p text:style-name="P10">29/11/11</text:p>
          </table:table-cell>
          <table:table-cell table:style-name="Tabla1.D25" office:value-type="string">
            <text:p text:style-name="P10">10 días</text:p>
          </table:table-cell>
          <table:table-cell table:style-name="Tabla1.E25" office:value-type="string">
            <text:p text:style-name="P10">5 días</text:p>
          </table:table-cell>
          <table:table-cell table:style-name="Tabla1.F25" office:value-type="string">
            <text:p text:style-name="P10">06/12/11</text:p>
          </table:table-cell>
          <table:table-cell table:style-name="Tabla1.G25" office:value-type="string">
            <text:p text:style-name="P10">19/12/11</text:p>
          </table:table-cell>
          <table:table-cell table:style-name="Tabla1.H25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25" office:value-type="string">
            <text:p text:style-name="P8">*</text:p>
          </table:table-cell>
          <table:table-cell table:style-name="Tabla1.K25" office:value-type="string">
            <text:p text:style-name="P8"/>
          </table:table-cell>
          <table:table-cell table:style-name="Tabla1.L25" office:value-type="string">
            <text:p text:style-name="P8"/>
          </table:table-cell>
          <table:table-cell table:style-name="Tabla1.M25" office:value-type="string">
            <text:p text:style-name="P8"/>
          </table:table-cell>
          <table:table-cell table:style-name="Tabla1.N25" office:value-type="string">
            <text:p text:style-name="P10">2461</text:p>
          </table:table-cell>
          <table:table-cell table:style-name="Tabla1.O25">
            <text:p text:style-name="P10"/>
          </table:table-cell>
          <table:table-cell table:style-name="Tabla1.P25">
            <text:p text:style-name="P10"/>
          </table:table-cell>
        </table:table-row>
        <table:table-row>
          <table:table-cell table:style-name="Tabla1.A44" office:value-type="string">
            <text:p text:style-name="P5">Paredes Erwin.</text:p>
          </table:table-cell>
          <table:table-cell table:style-name="Tabla1.B26" office:value-type="string">
            <text:p text:style-name="P10">01/11/07</text:p>
          </table:table-cell>
          <table:table-cell table:style-name="Tabla1.C26" office:value-type="string">
            <text:p text:style-name="P10">01/10/08</text:p>
            <text:p text:style-name="P10">13/10/09</text:p>
            <text:p text:style-name="P10">06/10/10</text:p>
            <text:p text:style-name="P10">25/04/11</text:p>
            <text:p text:style-name="P10">15/11/11</text:p>
            <text:p text:style-name="P10">10/05/12</text:p>
            <text:p text:style-name="P10">21/11/12</text:p>
          </table:table-cell>
          <table:table-cell table:style-name="Tabla1.D26" office:value-type="string">
            <text:p text:style-name="P10">15 días</text:p>
            <text:p text:style-name="P10">16 días</text:p>
            <text:p text:style-name="P10">12 días</text:p>
            <text:p text:style-name="P10">05 días</text:p>
            <text:p text:style-name="P10">10 días</text:p>
            <text:p text:style-name="P10">08 días</text:p>
            <text:p text:style-name="P10">10 días</text:p>
          </table:table-cell>
          <table:table-cell table:style-name="Tabla1.E26" office:value-type="string">
            <text:p text:style-name="P10">0 días</text:p>
            <text:p text:style-name="P10">0 días</text:p>
            <text:p text:style-name="P10">5 días</text:p>
            <text:p text:style-name="P10">0 días</text:p>
            <text:p text:style-name="P10">8 días</text:p>
            <text:p text:style-name="P10">0 días</text:p>
            <text:p text:style-name="P10">8 días</text:p>
          </table:table-cell>
          <table:table-cell table:style-name="Tabla1.F26" office:value-type="string">
            <text:p text:style-name="P10">15/12/08</text:p>
            <text:p text:style-name="P10">02/11/09</text:p>
            <text:p text:style-name="P10">01/11/09</text:p>
            <text:p text:style-name="P10">23/05/11</text:p>
            <text:p text:style-name="P10">02/01/12</text:p>
            <text:p text:style-name="P10">01/06/12</text:p>
            <text:p text:style-name="P10">10/12/12</text:p>
          </table:table-cell>
          <table:table-cell table:style-name="Tabla1.G26" office:value-type="string">
            <text:p text:style-name="P10">06/01/09</text:p>
            <text:p text:style-name="P10">23/11/09</text:p>
            <text:p text:style-name="P10">16/11/09</text:p>
            <text:p text:style-name="P10">27/05/11</text:p>
            <text:p text:style-name="P10">13/01/12</text:p>
            <text:p text:style-name="P10">12/06/12</text:p>
            <text:p text:style-name="P10">21/12/12</text:p>
          </table:table-cell>
          <table:table-cell table:style-name="Tabla1.H26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</table:table-cell>
          <table:table-cell table:style-name="Tabla1.J26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K26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L26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26" office:value-type="string">
            <text:p text:style-name="P8"/>
          </table:table-cell>
          <table:table-cell table:style-name="Tabla1.N26" office:value-type="string">
            <text:p text:style-name="P10"/>
            <text:p text:style-name="P10">3867,45</text:p>
            <text:p text:style-name="P10">3549,68</text:p>
            <text:p text:style-name="P10">1479,03</text:p>
            <text:p text:style-name="P10">2845,03</text:p>
            <text:p text:style-name="P10">2276,03</text:p>
            <text:p text:style-name="P10">2699,24</text:p>
          </table:table-cell>
          <table:table-cell table:style-name="Tabla1.O26" office:value-type="string">
            <text:p text:style-name="P10"/>
            <text:p text:style-name="P10"/>
            <text:p text:style-name="P10">8690,15</text:p>
            <text:p text:style-name="P10"/>
            <text:p text:style-name="P10"/>
            <text:p text:style-name="P10">6182,48</text:p>
            <text:p text:style-name="P10">6118,28</text:p>
          </table:table-cell>
          <table:table-cell table:style-name="Tabla1.P26" office:value-type="string">
            <text:p text:style-name="P10"/>
          </table:table-cell>
        </table:table-row>
        <table:table-row>
          <table:table-cell table:style-name="Tabla1.A27" office:value-type="string">
            <text:p text:style-name="P4">Parra María Auxiliadora</text:p>
          </table:table-cell>
          <table:table-cell table:style-name="Tabla1.B27" office:value-type="date" office:date-value="2007-10-01">
            <text:p text:style-name="P10">01/10/07</text:p>
          </table:table-cell>
          <table:table-cell table:style-name="Tabla1.C27" office:value-type="string">
            <text:p text:style-name="P10">02/12/08</text:p>
            <text:p text:style-name="P10">08/07/10</text:p>
            <text:p text:style-name="P10">18/07/11</text:p>
            <text:p text:style-name="P10">22/01/13</text:p>
          </table:table-cell>
          <table:table-cell table:style-name="Tabla1.D27" office:value-type="string">
            <text:p text:style-name="P10">15 días</text:p>
            <text:p text:style-name="P10">16 días</text:p>
            <text:p text:style-name="P10">17 días</text:p>
            <text:p text:style-name="P10">18 días</text:p>
          </table:table-cell>
          <table:table-cell table:style-name="Tabla1.E27" office:value-type="string"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27" office:value-type="string">
            <text:p text:style-name="P10">05/01/09</text:p>
            <text:p text:style-name="P10">16/08/10</text:p>
            <text:p text:style-name="P10">17/08/11</text:p>
            <text:p text:style-name="P10">13/02/13</text:p>
          </table:table-cell>
          <table:table-cell table:style-name="Tabla1.G27" office:value-type="string">
            <text:p text:style-name="P10">23/01/09</text:p>
            <text:p text:style-name="P10">03/09/10</text:p>
            <text:p text:style-name="P10">09/09/11</text:p>
            <text:p text:style-name="P10">08/03/13</text:p>
          </table:table-cell>
          <table:table-cell table:style-name="Tabla1.H27" office:value-type="string">
            <text:p text:style-name="P16">*</text:p>
          </table:table-cell>
          <table:table-cell table:style-name="Tabla1.I27" office:value-type="string">
            <text:p text:style-name="P8"/>
            <text:p text:style-name="P8">*</text:p>
          </table:table-cell>
          <table:table-cell table:style-name="Tabla1.J27" office:value-type="string">
            <text:p text:style-name="P8"/>
            <text:p text:style-name="P8"/>
            <text:p text:style-name="P8">*</text:p>
          </table:table-cell>
          <table:table-cell table:style-name="Tabla1.K27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27" office:value-type="string">
            <text:p text:style-name="P8"/>
          </table:table-cell>
          <table:table-cell table:style-name="Tabla1.M27" office:value-type="string">
            <text:p text:style-name="P8"/>
          </table:table-cell>
          <table:table-cell table:style-name="Tabla1.N27" office:value-type="float" office:value="0">
            <text:p text:style-name="P10">2160,00</text:p>
            <text:p text:style-name="P10">3840,00</text:p>
            <text:p text:style-name="P10"/>
            <text:p text:style-name="P10">3906,30</text:p>
          </table:table-cell>
          <table:table-cell table:style-name="Tabla1.O27" office:value-type="float" office:value="0">
            <text:p text:style-name="P10">5356,2</text:p>
            <text:p text:style-name="P10">5080,00</text:p>
            <text:p text:style-name="P10"/>
            <text:p text:style-name="P10">7204,95</text:p>
          </table:table-cell>
          <table:table-cell table:style-name="Tabla1.P27">
            <text:p text:style-name="P10"/>
          </table:table-cell>
        </table:table-row>
        <text:soft-page-break/>
        <table:table-row>
          <table:table-cell table:style-name="Tabla1.A44" office:value-type="string">
            <text:p text:style-name="P4">Quintero Joger Andre.</text:p>
          </table:table-cell>
          <table:table-cell table:style-name="Tabla1.B28" office:value-type="string">
            <text:p text:style-name="P10">03/01/11</text:p>
          </table:table-cell>
          <table:table-cell table:style-name="Tabla1.C28" office:value-type="string">
            <text:p text:style-name="P10">01/02/12</text:p>
          </table:table-cell>
          <table:table-cell table:style-name="Tabla1.D28" office:value-type="string">
            <text:p text:style-name="P10">15 días</text:p>
          </table:table-cell>
          <table:table-cell table:style-name="Tabla1.E28" office:value-type="string">
            <text:p text:style-name="P10">0 días</text:p>
          </table:table-cell>
          <table:table-cell table:style-name="Tabla1.F28" office:value-type="string">
            <text:p text:style-name="P10">02/02/12</text:p>
          </table:table-cell>
          <table:table-cell table:style-name="Tabla1.G28" office:value-type="string">
            <text:p text:style-name="P10">24/02/12</text:p>
          </table:table-cell>
          <table:table-cell table:style-name="Tabla1.H28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28" office:value-type="string">
            <text:p text:style-name="P8"/>
          </table:table-cell>
          <table:table-cell table:style-name="Tabla1.K28" office:value-type="string">
            <text:p text:style-name="P8"/>
          </table:table-cell>
          <table:table-cell table:style-name="Tabla1.L28" office:value-type="string">
            <text:p text:style-name="P8">*</text:p>
          </table:table-cell>
          <table:table-cell table:style-name="Tabla1.M28" office:value-type="string">
            <text:p text:style-name="P8"/>
          </table:table-cell>
          <table:table-cell table:style-name="Tabla1.N28" office:value-type="string">
            <text:p text:style-name="P10">4056</text:p>
          </table:table-cell>
          <table:table-cell table:style-name="Tabla1.O28" office:value-type="string">
            <text:p text:style-name="P10"/>
          </table:table-cell>
          <table:table-cell table:style-name="Tabla1.P28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Rangel Ana E.</text:p>
          </table:table-cell>
          <table:table-cell table:style-name="Tabla1.B29" office:value-type="date" office:date-value="2007-11-26">
            <text:p text:style-name="P10">26/11/07</text:p>
          </table:table-cell>
          <table:table-cell table:style-name="Tabla1.C29" office:value-type="string">
            <text:p text:style-name="P10">29/02/09</text:p>
            <text:p text:style-name="P10">17/08/10</text:p>
            <text:p text:style-name="P10">26/04/11</text:p>
            <text:p text:style-name="P10">26/04/11</text:p>
            <text:p text:style-name="P10">16/01/12</text:p>
            <text:p text:style-name="P10">27/01/12</text:p>
          </table:table-cell>
          <table:table-cell table:style-name="Tabla1.D29" office:value-type="string">
            <text:p text:style-name="P10">08 días</text:p>
            <text:p text:style-name="P10">07 días</text:p>
            <text:p text:style-name="P10">16 días</text:p>
            <text:p text:style-name="P10">09 días</text:p>
            <text:p text:style-name="P10">08 días</text:p>
            <text:p text:style-name="P10">18 días</text:p>
          </table:table-cell>
          <table:table-cell table:style-name="Tabla1.E29" office:value-type="string">
            <text:p text:style-name="P10">7 días</text:p>
            <text:p text:style-name="P10">0 días</text:p>
            <text:p text:style-name="P10">0 días</text:p>
            <text:p text:style-name="P10">8 días</text:p>
            <text:p text:style-name="P10">0 días</text:p>
            <text:p text:style-name="P10">0 días</text:p>
          </table:table-cell>
          <table:table-cell table:style-name="Tabla1.F29" office:value-type="string">
            <text:p text:style-name="P10">30/03/09</text:p>
            <text:p text:style-name="P10">20/09/10</text:p>
            <text:p text:style-name="P10">07/06/11</text:p>
            <text:p text:style-name="P10">30/06/11</text:p>
            <text:p text:style-name="P10">08/03/12</text:p>
            <text:p text:style-name="P10">20/03/12</text:p>
          </table:table-cell>
          <table:table-cell table:style-name="Tabla1.G29" office:value-type="string">
            <text:p text:style-name="P10">08/04/09</text:p>
            <text:p text:style-name="P10">28/09/10</text:p>
            <text:p text:style-name="P10">29/06/11</text:p>
            <text:p text:style-name="P10">13/07/11</text:p>
            <text:p text:style-name="P10">19/03/12</text:p>
            <text:p text:style-name="P10">16/04/12</text:p>
          </table:table-cell>
          <table:table-cell table:style-name="Tabla1.H29" office:value-type="string">
            <text:p text:style-name="P16">*</text:p>
            <text:p text:style-name="P16">*</text:p>
          </table:table-cell>
          <table:table-cell table:style-name="Tabla1.I44" office:value-type="string">
            <text:p text:style-name="P8"/>
            <text:p text:style-name="P8"/>
            <text:p text:style-name="P8">*</text:p>
          </table:table-cell>
          <table:table-cell table:style-name="Tabla1.J29" office:value-type="string"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K29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29" office:value-type="string">
            <text:p text:style-name="P8"/>
          </table:table-cell>
          <table:table-cell table:style-name="Tabla1.M29" office:value-type="string">
            <text:p text:style-name="P8"/>
          </table:table-cell>
          <table:table-cell table:style-name="Tabla1.N29" office:value-type="string">
            <text:p text:style-name="P10">1793,6</text:p>
            <text:p text:style-name="P10">1983,50</text:p>
            <text:p text:style-name="P10">4533,72</text:p>
            <text:p text:style-name="P10">2400,20</text:p>
            <text:p text:style-name="P10">2175,00</text:p>
            <text:p text:style-name="P10">4621,91</text:p>
          </table:table-cell>
          <table:table-cell table:style-name="Tabla1.O29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1.P29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Rangel Rodolfo.</text:p>
          </table:table-cell>
          <table:table-cell table:style-name="Tabla1.B30" office:value-type="string">
            <text:p text:style-name="P10">24/01/11</text:p>
          </table:table-cell>
          <table:table-cell table:style-name="Tabla1.C30" office:value-type="string">
            <text:p text:style-name="P10">02/07/12</text:p>
          </table:table-cell>
          <table:table-cell table:style-name="Tabla1.D30" office:value-type="string">
            <text:p text:style-name="P10">15 días</text:p>
          </table:table-cell>
          <table:table-cell table:style-name="Tabla1.E30" office:value-type="string">
            <text:p text:style-name="P10">0 días</text:p>
          </table:table-cell>
          <table:table-cell table:style-name="Tabla1.F30" office:value-type="string">
            <text:p text:style-name="P10">23/07/12</text:p>
          </table:table-cell>
          <table:table-cell table:style-name="Tabla1.G30" office:value-type="string">
            <text:p text:style-name="P10">13/08/12</text:p>
          </table:table-cell>
          <table:table-cell table:style-name="Tabla1.H30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30" office:value-type="string">
            <text:p text:style-name="P8"/>
          </table:table-cell>
          <table:table-cell table:style-name="Tabla1.K30" office:value-type="string">
            <text:p text:style-name="P8"/>
          </table:table-cell>
          <table:table-cell table:style-name="Tabla1.L30" office:value-type="string">
            <text:p text:style-name="P8">*</text:p>
          </table:table-cell>
          <table:table-cell table:style-name="Tabla1.M30" office:value-type="string">
            <text:p text:style-name="P8"/>
          </table:table-cell>
          <table:table-cell table:style-name="Tabla1.N30" office:value-type="string">
            <text:p text:style-name="P10">5098,56</text:p>
          </table:table-cell>
          <table:table-cell table:style-name="Tabla1.O30" office:value-type="string">
            <text:p text:style-name="P10">9970,52</text:p>
          </table:table-cell>
          <table:table-cell table:style-name="Tabla1.P30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Rivas Tanger</text:p>
          </table:table-cell>
          <table:table-cell table:style-name="Tabla1.B31" office:value-type="string">
            <text:p text:style-name="P10">15/10/07</text:p>
          </table:table-cell>
          <table:table-cell table:style-name="Tabla1.C31" office:value-type="string">
            <text:p text:style-name="P10">12/05/09</text:p>
            <text:p text:style-name="P10">15/10/09</text:p>
            <text:p text:style-name="P10">28/04/11</text:p>
            <text:p text:style-name="P10">28/04/11</text:p>
            <text:p text:style-name="P10">07/08/12</text:p>
            <text:p text:style-name="P10">01/10/12</text:p>
          </table:table-cell>
          <table:table-cell table:style-name="Tabla1.D31" office:value-type="string">
            <text:p text:style-name="P10">15 días</text:p>
            <text:p text:style-name="P10">10 días</text:p>
            <text:p text:style-name="P10">06 días</text:p>
            <text:p text:style-name="P10">17 días</text:p>
            <text:p text:style-name="P10">18 días</text:p>
            <text:p text:style-name="P10">19 días</text:p>
          </table:table-cell>
          <table:table-cell table:style-name="Tabla1.E31" office:value-type="string">
            <text:p text:style-name="P10">0 días</text:p>
            <text:p text:style-name="P10">6 días</text:p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31" office:value-type="string">
            <text:p text:style-name="P10">01/06/09</text:p>
            <text:p text:style-name="P10">19/10/09</text:p>
            <text:p text:style-name="P10"/>
            <text:p text:style-name="P10">31/05/11</text:p>
            <text:p text:style-name="P10">05/09/12</text:p>
            <text:p text:style-name="P10">16/10/12</text:p>
          </table:table-cell>
          <table:table-cell table:style-name="Tabla1.G31" office:value-type="string">
            <text:p text:style-name="P10">19/06/09</text:p>
            <text:p text:style-name="P10">09/11/09</text:p>
            <text:p text:style-name="P10"/>
            <text:p text:style-name="P10">01/07/11</text:p>
            <text:p text:style-name="P10">28/09/12</text:p>
            <text:p text:style-name="P10">09/11/12</text:p>
          </table:table-cell>
          <table:table-cell table:style-name="Tabla1.H31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  <text:p text:style-name="P8">*</text:p>
          </table:table-cell>
          <table:table-cell table:style-name="Tabla1.J31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K31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3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31" office:value-type="string">
            <text:p text:style-name="P8"/>
          </table:table-cell>
          <table:table-cell table:style-name="Tabla1.N31" office:value-type="string">
            <text:p text:style-name="P10">5543,55</text:p>
            <text:p text:style-name="P10">4031,33</text:p>
            <text:p text:style-name="P10"/>
            <text:p text:style-name="P10">5907,20</text:p>
            <text:p text:style-name="P10">6048,75</text:p>
            <text:p text:style-name="P10">6056,25</text:p>
          </table:table-cell>
          <table:table-cell table:style-name="Tabla1.O31" office:value-type="string">
            <text:p text:style-name="P10">11,514,59</text:p>
            <text:p text:style-name="P10">7525,15</text:p>
            <text:p text:style-name="P10"/>
            <text:p text:style-name="P10"/>
            <text:p text:style-name="P10">14113,75</text:p>
            <text:p text:style-name="P10">12112,50</text:p>
          </table:table-cell>
          <table:table-cell table:style-name="Tabla1.P31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Rivero Alix</text:p>
          </table:table-cell>
          <table:table-cell table:style-name="Tabla1.B32" office:value-type="date" office:date-value="2009-05-18">
            <text:p text:style-name="P10">18/05/09</text:p>
          </table:table-cell>
          <table:table-cell table:style-name="Tabla1.C32" office:value-type="string">
            <text:p text:style-name="P10">08/08/11</text:p>
            <text:p text:style-name="P10">08/08/11</text:p>
            <text:p text:style-name="P10">18/05/12</text:p>
          </table:table-cell>
          <table:table-cell table:style-name="Tabla1.D32" office:value-type="string">
            <text:p text:style-name="P10">15 días</text:p>
            <text:p text:style-name="P10">16 días</text:p>
            <text:p text:style-name="P10">17 días</text:p>
          </table:table-cell>
          <table:table-cell table:style-name="Tabla1.E32" office:value-type="string">
            <text:p text:style-name="P10">0 días</text:p>
            <text:p text:style-name="P10">0 días</text:p>
            <text:p text:style-name="P10">0 días</text:p>
          </table:table-cell>
          <table:table-cell table:style-name="Tabla1.F32" office:value-type="string">
            <text:p text:style-name="P10">01/09/11</text:p>
            <text:p text:style-name="P10">22/09/11</text:p>
            <text:p text:style-name="P10">18/05/12</text:p>
          </table:table-cell>
          <table:table-cell table:style-name="Tabla1.G32" office:value-type="string">
            <text:p text:style-name="P10">21/09/11</text:p>
            <text:p text:style-name="P10">13/10/11</text:p>
            <text:p text:style-name="P10">14/06/12</text:p>
          </table:table-cell>
          <table:table-cell table:style-name="Tabla1.H32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32" office:value-type="string">
            <text:p text:style-name="P8">*</text:p>
          </table:table-cell>
          <table:table-cell table:style-name="Tabla1.K32" office:value-type="string">
            <text:p text:style-name="P8"/>
            <text:p text:style-name="P8">*</text:p>
          </table:table-cell>
          <table:table-cell table:style-name="Tabla1.L32" office:value-type="string">
            <text:p text:style-name="P8"/>
            <text:p text:style-name="P8"/>
            <text:p text:style-name="P8">*</text:p>
          </table:table-cell>
          <table:table-cell table:style-name="Tabla1.M32" office:value-type="string">
            <text:p text:style-name="P8"/>
          </table:table-cell>
          <table:table-cell table:style-name="Tabla1.N32" office:value-type="string">
            <text:p text:style-name="P10">2398,5</text:p>
            <text:p text:style-name="P10">2398,5</text:p>
            <text:p text:style-name="P10">3172,5</text:p>
          </table:table-cell>
          <table:table-cell table:style-name="Tabla1.O32" office:value-type="string">
            <text:p text:style-name="P10"/>
            <text:p text:style-name="P10"/>
            <text:p text:style-name="P10">6274,50</text:p>
          </table:table-cell>
          <table:table-cell table:style-name="Tabla1.P32" office:value-type="string">
            <text:p text:style-name="P10"/>
          </table:table-cell>
        </table:table-row>
        <table:table-row>
          <table:table-cell table:style-name="Tabla1.A33" office:value-type="string">
            <text:p text:style-name="P4">Roca Santiago <text:s/>J.</text:p>
          </table:table-cell>
          <table:table-cell table:style-name="Tabla1.B33" office:value-type="date" office:date-value="2008-02-18">
            <text:p text:style-name="P10">18/02/08</text:p>
          </table:table-cell>
          <table:table-cell table:style-name="Tabla1.C33" office:value-type="string">
            <text:p text:style-name="P10">12/03/09</text:p>
            <text:p text:style-name="P10">28/06/10</text:p>
            <text:p text:style-name="P10"/>
            <text:p text:style-name="P10">13/07/12</text:p>
            <text:p text:style-name="P10"/>
          </table:table-cell>
          <table:table-cell table:style-name="Tabla1.D33" office:value-type="string">
            <text:p text:style-name="P10">15 días</text:p>
            <text:p text:style-name="P10">16 días</text:p>
            <text:p text:style-name="P10">10 días</text:p>
            <text:p text:style-name="P10">07 días</text:p>
            <text:p text:style-name="P10">09 días</text:p>
          </table:table-cell>
          <table:table-cell table:style-name="Tabla1.E33" office:value-type="string">
            <text:p text:style-name="P10">0 días</text:p>
            <text:p text:style-name="P10">0 días</text:p>
            <text:p text:style-name="P10">7 días</text:p>
            <text:p text:style-name="P10">0 días</text:p>
            <text:p text:style-name="P10">9 días</text:p>
          </table:table-cell>
          <table:table-cell table:style-name="Tabla1.F33" office:value-type="string">
            <text:p text:style-name="P10">13/04/09</text:p>
            <text:p text:style-name="P10">09/08/10</text:p>
            <text:p text:style-name="P10">15/08/11</text:p>
            <text:p text:style-name="P10">13/08/12</text:p>
            <text:p text:style-name="P10">13/08/12</text:p>
          </table:table-cell>
          <table:table-cell table:style-name="Tabla1.G33" office:value-type="string">
            <text:p text:style-name="P10">04/05/09</text:p>
            <text:p text:style-name="P10">30/08/10</text:p>
            <text:p text:style-name="P10">26/08/11</text:p>
            <text:p text:style-name="P10">01/09/12</text:p>
            <text:p text:style-name="P10">01/09/12</text:p>
          </table:table-cell>
          <table:table-cell table:style-name="Tabla1.H33" office:value-type="string">
            <text:p text:style-name="P16"/>
          </table:table-cell>
          <table:table-cell table:style-name="Tabla1.I33" office:value-type="string">
            <text:p text:style-name="P8">*</text:p>
          </table:table-cell>
          <table:table-cell table:style-name="Tabla1.J33" office:value-type="string">
            <text:p text:style-name="P8"/>
            <text:p text:style-name="P8">*</text:p>
          </table:table-cell>
          <table:table-cell table:style-name="Tabla1.K33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L33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33" office:value-type="string">
            <text:p text:style-name="P8"/>
          </table:table-cell>
          <table:table-cell table:style-name="Tabla1.N33" office:value-type="float" office:value="0">
            <text:p text:style-name="P10">3136,5</text:p>
            <text:p text:style-name="P10">4725,50</text:p>
            <text:p text:style-name="P10"/>
            <text:p text:style-name="P10">4391,55</text:p>
          </table:table-cell>
          <table:table-cell table:style-name="Tabla1.O33" office:value-type="float" office:value="0">
            <text:p text:style-name="P10"/>
            <text:p text:style-name="P10">11,026,15</text:p>
            <text:p text:style-name="P10"/>
            <text:p text:style-name="P10">7601,90</text:p>
            <text:p text:style-name="P10"/>
          </table:table-cell>
          <table:table-cell table:style-name="Tabla1.P33">
            <text:p text:style-name="P10"/>
          </table:table-cell>
        </table:table-row>
        <table:table-row>
          <table:table-cell table:style-name="Tabla1.A44" office:value-type="string">
            <text:p text:style-name="P5">Rojas Toro Epifania </text:p>
          </table:table-cell>
          <table:table-cell table:style-name="Tabla1.B34" office:value-type="date" office:date-value="2007-10-01">
            <text:p text:style-name="P10">01/10/07</text:p>
          </table:table-cell>
          <table:table-cell table:style-name="Tabla1.C34" office:value-type="string">
            <text:p text:style-name="P10">25/07/09</text:p>
            <text:p text:style-name="P10">08/07/10</text:p>
            <text:p text:style-name="P10">08/07/10</text:p>
            <text:p text:style-name="P10">08/07/10</text:p>
            <text:p text:style-name="P10">08/07/10</text:p>
          </table:table-cell>
          <table:table-cell table:style-name="Tabla1.D34" office:value-type="string">
            <text:p text:style-name="P10">15 días</text:p>
            <text:p text:style-name="P10">15 <text:s/>días</text:p>
            <text:p text:style-name="P10">01 días</text:p>
            <text:p text:style-name="P10">17 días</text:p>
            <text:p text:style-name="P10">09 días</text:p>
          </table:table-cell>
          <table:table-cell table:style-name="Tabla1.E34" office:value-type="string">
            <text:p text:style-name="P10">0 días</text:p>
            <text:p text:style-name="P10">1 días</text:p>
            <text:p text:style-name="P10">0 días</text:p>
            <text:p text:style-name="P10">0 días</text:p>
            <text:p text:style-name="P10">9 días</text:p>
          </table:table-cell>
          <table:table-cell table:style-name="Tabla1.F34" office:value-type="string">
            <text:p text:style-name="P10">03/08/09</text:p>
            <text:p text:style-name="P10">25/08/10</text:p>
            <text:p text:style-name="P10">07/10/11</text:p>
            <text:p text:style-name="P10">08/10/11</text:p>
            <text:p text:style-name="P10">03/11/11</text:p>
          </table:table-cell>
          <table:table-cell table:style-name="Tabla1.G34" office:value-type="string">
            <text:p text:style-name="P10">21/08/09</text:p>
            <text:p text:style-name="P10">14/09/10</text:p>
            <text:p text:style-name="P10">08/10/11</text:p>
            <text:p text:style-name="P10">02/11/11</text:p>
            <text:p text:style-name="P10">15/11/11</text:p>
          </table:table-cell>
          <table:table-cell table:style-name="Tabla1.H34" office:value-type="string">
            <text:p text:style-name="P16">*</text:p>
          </table:table-cell>
          <table:table-cell table:style-name="Tabla1.I44" office:value-type="string">
            <text:p text:style-name="P8"/>
            <text:p text:style-name="P8">*</text:p>
            <text:p text:style-name="P8">*</text:p>
          </table:table-cell>
          <table:table-cell table:style-name="Tabla1.J34" office:value-type="string">
            <text:p text:style-name="P8"/>
            <text:p text:style-name="P8"/>
            <text:p text:style-name="P8"/>
            <text:p text:style-name="P8">*</text:p>
            <text:p text:style-name="P8"/>
          </table:table-cell>
          <table:table-cell table:style-name="Tabla1.K34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34" office:value-type="string">
            <text:p text:style-name="P8"/>
          </table:table-cell>
          <table:table-cell table:style-name="Tabla1.M34" office:value-type="string">
            <text:p text:style-name="P8"/>
          </table:table-cell>
          <table:table-cell table:style-name="Tabla1.N34" office:value-type="float" office:value="0">
            <text:p text:style-name="P10">1863</text:p>
            <text:p text:style-name="P10">2566,50</text:p>
            <text:p text:style-name="P10"/>
            <text:p text:style-name="P10">2596,50</text:p>
            <text:p text:style-name="P10">1298,25</text:p>
          </table:table-cell>
          <table:table-cell table:style-name="Tabla1.O34" office:value-type="float" office:value="0">
            <text:p text:style-name="P10">3974,4</text:p>
            <text:p text:style-name="P10">5532,23</text:p>
            <text:p text:style-name="P10"/>
            <text:p text:style-name="P10">4621,56</text:p>
            <text:p text:style-name="P10">2039,69</text:p>
          </table:table-cell>
          <table:table-cell table:style-name="Tabla1.P34">
            <text:p text:style-name="P10"/>
          </table:table-cell>
        </table:table-row>
        <table:table-row>
          <table:table-cell table:style-name="Tabla1.A44" office:value-type="string">
            <text:p text:style-name="P5">Ruiz José Orlando.</text:p>
          </table:table-cell>
          <table:table-cell table:style-name="Tabla1.B35" office:value-type="string">
            <text:p text:style-name="P10">01/02/11</text:p>
          </table:table-cell>
          <table:table-cell table:style-name="Tabla1.C35" office:value-type="string">
            <text:p text:style-name="P10">18/09/12</text:p>
          </table:table-cell>
          <table:table-cell table:style-name="Tabla1.D35" office:value-type="string">
            <text:p text:style-name="P10">15 días</text:p>
          </table:table-cell>
          <table:table-cell table:style-name="Tabla1.E35" office:value-type="string">
            <text:p text:style-name="P10">0 <text:s/>días</text:p>
          </table:table-cell>
          <table:table-cell table:style-name="Tabla1.F35" office:value-type="string">
            <text:p text:style-name="P10">19/11/12</text:p>
          </table:table-cell>
          <table:table-cell table:style-name="Tabla1.G35" office:value-type="string">
            <text:p text:style-name="P10">07/12/12</text:p>
          </table:table-cell>
          <table:table-cell table:style-name="Tabla1.H35" office:value-type="string">
            <text:p text:style-name="P8"/>
          </table:table-cell>
          <table:table-cell table:style-name="Tabla1.I44" office:value-type="string">
            <text:p text:style-name="P8"/>
          </table:table-cell>
          <table:table-cell table:style-name="Tabla1.J35" office:value-type="string">
            <text:p text:style-name="P10"/>
          </table:table-cell>
          <table:table-cell table:style-name="Tabla1.K35" office:value-type="string">
            <text:p text:style-name="P10"/>
          </table:table-cell>
          <table:table-cell table:style-name="Tabla1.L35" office:value-type="string">
            <text:p text:style-name="P10">*</text:p>
          </table:table-cell>
          <table:table-cell table:style-name="Tabla1.M35" office:value-type="string">
            <text:p text:style-name="P10"/>
          </table:table-cell>
          <table:table-cell table:style-name="Tabla1.N35" office:value-type="string">
            <text:p text:style-name="P10">4180,50</text:p>
          </table:table-cell>
          <table:table-cell table:style-name="Tabla1.O35" office:value-type="string">
            <text:p text:style-name="P10">7617,81</text:p>
          </table:table-cell>
          <table:table-cell table:style-name="Tabla1.P35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5">Serra Mendoza Angel</text:p>
          </table:table-cell>
          <table:table-cell table:style-name="Tabla1.B36" office:value-type="date" office:date-value="2008-08-13">
            <text:p text:style-name="P10">13/08/08</text:p>
          </table:table-cell>
          <table:table-cell table:style-name="Tabla1.C36" office:value-type="string">
            <text:p text:style-name="P10">13/07/10</text:p>
            <text:p text:style-name="P10">13/07/10</text:p>
            <text:p text:style-name="P10">25/08/11</text:p>
            <text:p text:style-name="P10">25/08/11</text:p>
            <text:p text:style-name="P10">03/09/12</text:p>
          </table:table-cell>
          <table:table-cell table:style-name="Tabla1.D36" office:value-type="string">
            <text:p text:style-name="P10">15 días</text:p>
            <text:p text:style-name="P10">10 días</text:p>
            <text:p text:style-name="P10">06 días</text:p>
            <text:p text:style-name="P10">17 días</text:p>
            <text:p text:style-name="P10">14 días</text:p>
          </table:table-cell>
          <table:table-cell table:style-name="Tabla1.E36" office:value-type="string">
            <text:p text:style-name="P10">0 días</text:p>
            <text:p text:style-name="P10">6 días</text:p>
            <text:p text:style-name="P10">0 días</text:p>
            <text:p text:style-name="P10">0 días</text:p>
            <text:p text:style-name="P10">4 días</text:p>
          </table:table-cell>
          <table:table-cell table:style-name="Tabla1.F36" office:value-type="string">
            <text:p text:style-name="P10">09/08/10</text:p>
            <text:p text:style-name="P10">30/08/10</text:p>
            <text:p text:style-name="P10">29/09/11</text:p>
            <text:p text:style-name="P10">07/10/11</text:p>
            <text:p text:style-name="P10">03/10/12</text:p>
          </table:table-cell>
          <table:table-cell table:style-name="Tabla1.G36" office:value-type="string">
            <text:p text:style-name="P10">27/08/10</text:p>
            <text:p text:style-name="P10">10/09/10</text:p>
            <text:p text:style-name="P10">06/10/11</text:p>
            <text:p text:style-name="P10">01/11/11</text:p>
            <text:p text:style-name="P10">23/10/12</text:p>
          </table:table-cell>
          <table:table-cell table:style-name="Tabla1.H36" office:value-type="string">
            <text:p text:style-name="P16"/>
          </table:table-cell>
          <table:table-cell table:style-name="Tabla1.I44" office:value-type="string">
            <text:p text:style-name="P8">*</text:p>
          </table:table-cell>
          <table:table-cell table:style-name="Tabla1.J36" office:value-type="string">
            <text:p text:style-name="P8"/>
            <text:p text:style-name="P8">*</text:p>
            <text:p text:style-name="P8">*</text:p>
          </table:table-cell>
          <table:table-cell table:style-name="Tabla1.K36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36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36" office:value-type="string">
            <text:p text:style-name="P8"/>
          </table:table-cell>
          <table:table-cell table:style-name="Tabla1.N36" office:value-type="float" office:value="0">
            <text:p text:style-name="P10">5028,72</text:p>
            <text:p text:style-name="P10">3142,95</text:p>
            <text:p text:style-name="P10">1905,15</text:p>
            <text:p text:style-name="P10">5091,06</text:p>
            <text:p text:style-name="P10">3983,05</text:p>
          </table:table-cell>
          <table:table-cell table:style-name="Tabla1.O36" office:value-type="float" office:value="0">
            <text:p text:style-name="P10">11733,68</text:p>
            <text:p text:style-name="P10">4483,94</text:p>
            <text:p text:style-name="P10">5982</text:p>
            <text:p text:style-name="P10"/>
          </table:table-cell>
          <table:table-cell table:style-name="Tabla1.P36">
            <text:p text:style-name="P10"/>
          </table:table-cell>
        </table:table-row>
        <table:table-row>
          <table:table-cell table:style-name="Tabla1.A37" office:value-type="string">
            <text:p text:style-name="P4">Solé Alvaréz <text:s/>Solazver </text:p>
          </table:table-cell>
          <table:table-cell table:style-name="Tabla1.B37" office:value-type="date" office:date-value="2007-10-08">
            <text:p text:style-name="P10">08/10/07</text:p>
          </table:table-cell>
          <table:table-cell table:style-name="Tabla1.C37" office:value-type="string">
            <text:p text:style-name="P10">31/10/08</text:p>
            <text:p text:style-name="P10">26/11/08</text:p>
            <text:p text:style-name="P10">11/11/09</text:p>
            <text:p text:style-name="P10">27/11/09</text:p>
            <text:p text:style-name="P10">01/10/10</text:p>
            <text:p text:style-name="P10">16/11/10</text:p>
            <text:p text:style-name="P10">06/06/12</text:p>
            <text:p text:style-name="P10"><text:soft-page-break/>29/01/13</text:p>
          </table:table-cell>
          <table:table-cell table:style-name="Tabla1.D37" office:value-type="string">
            <text:p text:style-name="P10">08 días</text:p>
            <text:p text:style-name="P10">07 días</text:p>
            <text:p text:style-name="P10">10 días</text:p>
            <text:p text:style-name="P10">06 días</text:p>
            <text:p text:style-name="P10">10 días</text:p>
            <text:p text:style-name="P10">07 días</text:p>
            <text:p text:style-name="P10">09 días</text:p>
            <text:p text:style-name="P10"><text:soft-page-break/>12 días</text:p>
          </table:table-cell>
          <table:table-cell table:style-name="Tabla1.E37" office:value-type="string">
            <text:p text:style-name="P10">7 días</text:p>
            <text:p text:style-name="P10">0 días</text:p>
            <text:p text:style-name="P10">6 días</text:p>
            <text:p text:style-name="P10">0 días</text:p>
            <text:p text:style-name="P10">7 días</text:p>
            <text:p text:style-name="P10">0 días</text:p>
            <text:p text:style-name="P10">9 días</text:p>
            <text:p text:style-name="P10"><text:soft-page-break/>7 días</text:p>
          </table:table-cell>
          <table:table-cell table:style-name="Tabla1.F37" office:value-type="string">
            <text:p text:style-name="P10">10/11/08</text:p>
            <text:p text:style-name="P10">22/12/08</text:p>
            <text:p text:style-name="P10">09/11/09</text:p>
            <text:p text:style-name="P10">24/12/09</text:p>
            <text:p text:style-name="P10">01/11/10</text:p>
            <text:p text:style-name="P10">23/12/10</text:p>
            <text:p text:style-name="P10">29/06/12</text:p>
            <text:p text:style-name="P10"><text:soft-page-break/>28/02/13</text:p>
          </table:table-cell>
          <table:table-cell table:style-name="Tabla1.G37" office:value-type="string">
            <text:p text:style-name="P10">19/11/08</text:p>
            <text:p text:style-name="P10">31/12/08</text:p>
            <text:p text:style-name="P10">20/11/09</text:p>
            <text:p text:style-name="P10">04/01/10</text:p>
            <text:p text:style-name="P10">12/11/10</text:p>
            <text:p text:style-name="P10">31/12/10</text:p>
            <text:p text:style-name="P10">12/07/12</text:p>
            <text:p text:style-name="P10"><text:soft-page-break/>15/03/13</text:p>
          </table:table-cell>
          <table:table-cell table:style-name="Tabla1.H37" office:value-type="string">
            <text:p text:style-name="P16">*</text:p>
            <text:p text:style-name="P16">*</text:p>
            <text:p text:style-name="P16"/>
            <text:p text:style-name="P16"/>
          </table:table-cell>
          <table:table-cell table:style-name="Tabla1.I37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J37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K37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37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*</text:p>
          </table:table-cell>
          <table:table-cell table:style-name="Tabla1.M37" office:value-type="string">
            <text:p text:style-name="P8"/>
          </table:table-cell>
          <table:table-cell table:style-name="Tabla1.N37" office:value-type="float" office:value="0">
            <text:p text:style-name="P10">1996,50</text:p>
            <text:p text:style-name="P10">2534,28</text:p>
            <text:p text:style-name="P10">3061,30</text:p>
            <text:p text:style-name="P10">1530,65</text:p>
            <text:p text:style-name="P10">3620,41</text:p>
            <text:p text:style-name="P10"/>
            <text:p text:style-name="P10">3147,53</text:p>
            <text:p text:style-name="P10"><text:soft-page-break/>3980,56</text:p>
          </table:table-cell>
          <table:table-cell table:style-name="Tabla1.O37" office:value-type="float" office:value="0">
            <text:p text:style-name="P10">4650,34</text:p>
            <text:p text:style-name="P10"/>
            <text:p text:style-name="P10">8163,47</text:p>
            <text:p text:style-name="P10">4591,95</text:p>
            <text:p text:style-name="P10">9364,79</text:p>
            <text:p text:style-name="P10">7905,29</text:p>
            <text:p text:style-name="P10">9022,91</text:p>
            <text:p text:style-name="P10"><text:soft-page-break/>10283,11</text:p>
          </table:table-cell>
          <table:table-cell table:style-name="Tabla1.P37">
            <text:p text:style-name="P10"/>
          </table:table-cell>
        </table:table-row>
        <table:table-row>
          <table:table-cell table:style-name="Tabla1.A39" office:value-type="string">
            <text:p text:style-name="P4">Sumoza Rodolfo.</text:p>
          </table:table-cell>
          <table:table-cell table:style-name="Tabla1.B38" office:value-type="string">
            <text:p text:style-name="P10">01/02/11</text:p>
          </table:table-cell>
          <table:table-cell table:style-name="Tabla1.C38" office:value-type="string">
            <text:p text:style-name="P10">01/02/12</text:p>
          </table:table-cell>
          <table:table-cell table:style-name="Tabla1.D38" office:value-type="string">
            <text:p text:style-name="P10">15 días</text:p>
          </table:table-cell>
          <table:table-cell table:style-name="Tabla1.E38" office:value-type="string">
            <text:p text:style-name="P10">0 días</text:p>
          </table:table-cell>
          <table:table-cell table:style-name="Tabla1.F38" office:value-type="string">
            <text:p text:style-name="P10">06/02/12</text:p>
          </table:table-cell>
          <table:table-cell table:style-name="Tabla1.G38" office:value-type="string">
            <text:p text:style-name="P10">28/02/12</text:p>
          </table:table-cell>
          <table:table-cell table:style-name="Tabla1.H38" office:value-type="string">
            <text:p text:style-name="P16"/>
          </table:table-cell>
          <table:table-cell table:style-name="Tabla1.I39" office:value-type="string">
            <text:p text:style-name="P8"/>
          </table:table-cell>
          <table:table-cell table:style-name="Tabla1.J38" office:value-type="string">
            <text:p text:style-name="P8"/>
          </table:table-cell>
          <table:table-cell table:style-name="Tabla1.K38" office:value-type="string">
            <text:p text:style-name="P8">*</text:p>
          </table:table-cell>
          <table:table-cell table:style-name="Tabla1.L38" office:value-type="string">
            <text:p text:style-name="P8"/>
          </table:table-cell>
          <table:table-cell table:style-name="Tabla1.M38" office:value-type="string">
            <text:p text:style-name="P8"/>
          </table:table-cell>
          <table:table-cell table:style-name="Tabla1.N38" office:value-type="string">
            <text:p text:style-name="P10">5241,30</text:p>
          </table:table-cell>
          <table:table-cell table:style-name="Tabla1.O38" office:value-type="string">
            <text:p text:style-name="P10">8735,50</text:p>
          </table:table-cell>
          <table:table-cell table:style-name="Tabla1.P38" office:value-type="string">
            <text:p text:style-name="P10"/>
          </table:table-cell>
        </table:table-row>
        <table:table-row>
          <table:table-cell table:style-name="Tabla1.A39" office:value-type="string">
            <text:p text:style-name="P4">Toro Lira, Freddy Alberto</text:p>
          </table:table-cell>
          <table:table-cell table:style-name="Tabla1.B39" office:value-type="date" office:date-value="2008-01-02">
            <text:p text:style-name="P10">02/01/08</text:p>
          </table:table-cell>
          <table:table-cell table:style-name="Tabla1.C39" office:value-type="string">
            <text:p text:style-name="P10">03/04/09</text:p>
            <text:p text:style-name="P10">29/07/09</text:p>
            <text:p text:style-name="P10">02/03/10</text:p>
            <text:p text:style-name="P10">11/08/10</text:p>
            <text:p text:style-name="P10">25/02/11</text:p>
            <text:p text:style-name="P10">02/08/11</text:p>
            <text:p text:style-name="P10">05/03/12</text:p>
            <text:p text:style-name="P10">06/11/12</text:p>
          </table:table-cell>
          <table:table-cell table:style-name="Tabla1.D39" office:value-type="string">
            <text:p text:style-name="P10">08 días</text:p>
            <text:p text:style-name="P10">07 días</text:p>
            <text:p text:style-name="P10">08 días</text:p>
            <text:p text:style-name="P10">08 días</text:p>
            <text:p text:style-name="P10">10 días</text:p>
            <text:p text:style-name="P10">07 días</text:p>
            <text:p text:style-name="P10">11 días</text:p>
            <text:p text:style-name="P10">07 días</text:p>
          </table:table-cell>
          <table:table-cell table:style-name="Tabla1.E39" office:value-type="string">
            <text:p text:style-name="P10">7 días</text:p>
            <text:p text:style-name="P10">0 días</text:p>
            <text:p text:style-name="P10">8 días</text:p>
            <text:p text:style-name="P10">0 días</text:p>
            <text:p text:style-name="P10">7 días</text:p>
            <text:p text:style-name="P10">0 días</text:p>
            <text:p text:style-name="P10">7 días</text:p>
            <text:p text:style-name="P10">0 días</text:p>
          </table:table-cell>
          <table:table-cell table:style-name="Tabla1.F39" office:value-type="string">
            <text:p text:style-name="P10">15/04/09</text:p>
            <text:p text:style-name="P10">23/08/09</text:p>
            <text:p text:style-name="P10">29/03/10</text:p>
            <text:p text:style-name="P10">06/09/10</text:p>
            <text:p text:style-name="P10">22/03/11</text:p>
            <text:p text:style-name="P10">22/08/11</text:p>
            <text:p text:style-name="P10">02/04/12</text:p>
            <text:p text:style-name="P10">26/11/12</text:p>
          </table:table-cell>
          <table:table-cell table:style-name="Tabla1.G39" office:value-type="string">
            <text:p text:style-name="P10">26/04/09</text:p>
            <text:p text:style-name="P10">01/09/09</text:p>
            <text:p text:style-name="P10">11/04/10</text:p>
            <text:p text:style-name="P10">15/09/10</text:p>
            <text:p text:style-name="P10">04/04/11</text:p>
            <text:p text:style-name="P10">30/08/11</text:p>
            <text:p text:style-name="P10">20/04/12</text:p>
            <text:p text:style-name="P10">04/12/12</text:p>
          </table:table-cell>
          <table:table-cell table:style-name="Tabla1.H39" office:value-type="string">
            <text:p text:style-name="P16"/>
          </table:table-cell>
          <table:table-cell table:style-name="Tabla1.I39" office:value-type="string">
            <text:p text:style-name="P8">*</text:p>
            <text:p text:style-name="P8">*</text:p>
          </table:table-cell>
          <table:table-cell table:style-name="Tabla1.J39" office:value-type="string">
            <text:p text:style-name="P8"/>
            <text:p text:style-name="P8"/>
            <text:p text:style-name="P8">*</text:p>
            <text:p text:style-name="P8">*</text:p>
          </table:table-cell>
          <table:table-cell table:style-name="Tabla1.K39" office:value-type="string"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L39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*</text:p>
            <text:p text:style-name="P8">*</text:p>
          </table:table-cell>
          <table:table-cell table:style-name="Tabla1.M39" office:value-type="string">
            <text:p text:style-name="P8"/>
          </table:table-cell>
          <table:table-cell table:style-name="Tabla1.N39" office:value-type="float" office:value="0">
            <text:p text:style-name="P10">2127,6</text:p>
            <text:p text:style-name="P10">1444,17</text:p>
            <text:p text:style-name="P10">1547,33</text:p>
            <text:p text:style-name="P10">1795,50</text:p>
            <text:p text:style-name="P10">2212,35</text:p>
            <text:p text:style-name="P10">1478,64</text:p>
            <text:p text:style-name="P10">2212,83</text:p>
            <text:p text:style-name="P10">1408,17</text:p>
          </table:table-cell>
          <table:table-cell table:style-name="Tabla1.O39" office:value-type="float" office:value="0">
            <text:p text:style-name="P10">4190,7</text:p>
            <text:p text:style-name="P10">3576,04</text:p>
            <text:p text:style-name="P10">4366,90</text:p>
            <text:p text:style-name="P10"/>
            <text:p text:style-name="P10">4825,55</text:p>
            <text:p text:style-name="P10"/>
            <text:p text:style-name="P10">6236,16</text:p>
            <text:p text:style-name="P10">4144,04</text:p>
          </table:table-cell>
          <table:table-cell table:style-name="Tabla1.P39">
            <text:p text:style-name="P10"/>
          </table:table-cell>
        </table:table-row>
        <table:table-row>
          <table:table-cell table:style-name="Tabla1.A44" office:value-type="string">
            <text:p text:style-name="P4">Varela Vielma Maryorie</text:p>
          </table:table-cell>
          <table:table-cell table:style-name="Tabla1.B40" office:value-type="date" office:date-value="2012-06-01">
            <text:p text:style-name="P10">01/06/12</text:p>
          </table:table-cell>
          <table:table-cell table:style-name="Tabla1.C40" office:value-type="string">
            <text:p text:style-name="P10">24/09/12</text:p>
          </table:table-cell>
          <table:table-cell table:style-name="Tabla1.D40" office:value-type="string">
            <text:p text:style-name="P10">10 días</text:p>
          </table:table-cell>
          <table:table-cell table:style-name="Tabla1.E40" office:value-type="string">
            <text:p text:style-name="P10">5 días</text:p>
          </table:table-cell>
          <table:table-cell table:style-name="Tabla1.F40" office:value-type="string">
            <text:p text:style-name="P10">22/10/12</text:p>
          </table:table-cell>
          <table:table-cell table:style-name="Tabla1.G40" office:value-type="string">
            <text:p text:style-name="P10">02/11/12</text:p>
          </table:table-cell>
          <table:table-cell table:style-name="Tabla1.H40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40" office:value-type="string">
            <text:p text:style-name="P8"/>
          </table:table-cell>
          <table:table-cell table:style-name="Tabla1.K40" office:value-type="string">
            <text:p text:style-name="P8"/>
          </table:table-cell>
          <table:table-cell table:style-name="Tabla1.L40" office:value-type="string">
            <text:p text:style-name="P8">*</text:p>
          </table:table-cell>
          <table:table-cell table:style-name="Tabla1.M40" office:value-type="string">
            <text:p text:style-name="P8"/>
          </table:table-cell>
          <table:table-cell table:style-name="Tabla1.N40" office:value-type="float" office:value="3195">
            <text:p text:style-name="P10">3195,00</text:p>
          </table:table-cell>
          <table:table-cell table:style-name="Tabla1.O40" office:value-type="float" office:value="6390">
            <text:p text:style-name="P10">6390,00</text:p>
          </table:table-cell>
          <table:table-cell table:style-name="Tabla1.P40">
            <text:p text:style-name="P10"/>
          </table:table-cell>
        </table:table-row>
        <table:table-row>
          <table:table-cell table:style-name="Tabla1.A41" office:value-type="string">
            <text:p text:style-name="P4">Vargas Gómez Roldan Darío</text:p>
          </table:table-cell>
          <table:table-cell table:style-name="Tabla1.B41" office:value-type="date" office:date-value="2007-10-08">
            <text:p text:style-name="P10">08/10/07</text:p>
          </table:table-cell>
          <table:table-cell table:style-name="Tabla1.C41" office:value-type="string">
            <text:p text:style-name="P10">01/10/08</text:p>
            <text:p text:style-name="P10">11/11/09</text:p>
            <text:p text:style-name="P10">02/11/10</text:p>
            <text:p text:style-name="P10">18/11/11</text:p>
          </table:table-cell>
          <table:table-cell table:style-name="Tabla1.D41" office:value-type="string">
            <text:p text:style-name="P10">15 días</text:p>
            <text:p text:style-name="P10">16 días</text:p>
            <text:p text:style-name="P10">17 días</text:p>
            <text:p text:style-name="P10">18 días</text:p>
          </table:table-cell>
          <table:table-cell table:style-name="Tabla1.E41" office:value-type="string"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41" office:value-type="string">
            <text:p text:style-name="P10">07/11/08</text:p>
            <text:p text:style-name="P10">27/11/09</text:p>
            <text:p text:style-name="P10">02/10/10</text:p>
            <text:p text:style-name="P10">02/01/12</text:p>
          </table:table-cell>
          <table:table-cell table:style-name="Tabla1.G41" office:value-type="string">
            <text:p text:style-name="P10">27/11/08</text:p>
            <text:p text:style-name="P10">21/12/09</text:p>
            <text:p text:style-name="P10">24/12/10</text:p>
            <text:p text:style-name="P10">25/01/12</text:p>
          </table:table-cell>
          <table:table-cell table:style-name="Tabla1.H41" office:value-type="string">
            <text:p text:style-name="P16">*</text:p>
          </table:table-cell>
          <table:table-cell table:style-name="Tabla1.I41" office:value-type="string">
            <text:p text:style-name="P8"/>
            <text:p text:style-name="P8">*</text:p>
          </table:table-cell>
          <table:table-cell table:style-name="Tabla1.J41" office:value-type="string">
            <text:p text:style-name="P8"/>
            <text:p text:style-name="P8"/>
            <text:p text:style-name="P8">*</text:p>
          </table:table-cell>
          <table:table-cell table:style-name="Tabla1.K41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L41" office:value-type="string">
            <text:p text:style-name="P8"/>
          </table:table-cell>
          <table:table-cell table:style-name="Tabla1.M41" office:value-type="string">
            <text:p text:style-name="P8"/>
          </table:table-cell>
          <table:table-cell table:style-name="Tabla1.N41" office:value-type="float" office:value="0">
            <text:p text:style-name="P10">2691,00</text:p>
            <text:p text:style-name="P10">3094,65</text:p>
            <text:p text:style-name="P10">3932,28</text:p>
            <text:p text:style-name="P10">3990,84</text:p>
          </table:table-cell>
          <table:table-cell table:style-name="Tabla1.O41" office:value-type="string">
            <text:p text:style-name="P10">5621,20</text:p>
            <text:p text:style-name="P10">6601,92</text:p>
            <text:p text:style-name="P10"/>
            <text:p text:style-name="P10">6651,40</text:p>
          </table:table-cell>
          <table:table-cell table:style-name="Tabla1.P41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Verdi Molina Yuleici C.</text:p>
          </table:table-cell>
          <table:table-cell table:style-name="Tabla1.B42" office:value-type="date" office:date-value="2009-01-20">
            <text:p text:style-name="P10">20/01/09</text:p>
          </table:table-cell>
          <table:table-cell table:style-name="Tabla1.C42" office:value-type="date" office:date-value="2010-07-27">
            <text:p text:style-name="P10">27/07/10</text:p>
          </table:table-cell>
          <table:table-cell table:style-name="Tabla1.D42" office:value-type="string">
            <text:p text:style-name="P10">08 días</text:p>
          </table:table-cell>
          <table:table-cell table:style-name="Tabla1.E42" office:value-type="string">
            <text:p text:style-name="P10">7 días</text:p>
          </table:table-cell>
          <table:table-cell table:style-name="Tabla1.F42" office:value-type="date" office:date-value="2010-08-20">
            <text:p text:style-name="P10">20/08/10</text:p>
          </table:table-cell>
          <table:table-cell table:style-name="Tabla1.G42" office:value-type="string">
            <text:p text:style-name="P10">31/08/10</text:p>
          </table:table-cell>
          <table:table-cell table:style-name="Tabla1.H42" office:value-type="string">
            <text:p text:style-name="P16"/>
          </table:table-cell>
          <table:table-cell table:style-name="Tabla1.I44" office:value-type="string">
            <text:p text:style-name="P8"/>
          </table:table-cell>
          <table:table-cell table:style-name="Tabla1.J42" office:value-type="string">
            <text:p text:style-name="P8">*</text:p>
          </table:table-cell>
          <table:table-cell table:style-name="Tabla1.K42" office:value-type="string">
            <text:p text:style-name="P8"/>
          </table:table-cell>
          <table:table-cell table:style-name="Tabla1.L42" office:value-type="string">
            <text:p text:style-name="P8"/>
          </table:table-cell>
          <table:table-cell table:style-name="Tabla1.M42" office:value-type="string">
            <text:p text:style-name="P8"/>
          </table:table-cell>
          <table:table-cell table:style-name="Tabla1.N42" office:value-type="float" office:value="1938">
            <text:p text:style-name="P10">1938,00</text:p>
          </table:table-cell>
          <table:table-cell table:style-name="Tabla1.O42" office:value-type="string">
            <text:p text:style-name="P13">2551,33</text:p>
          </table:table-cell>
          <table:table-cell table:style-name="Tabla1.P42" office:value-type="string">
            <text:p text:style-name="P13"/>
          </table:table-cell>
        </table:table-row>
        <table:table-row>
          <table:table-cell table:style-name="Tabla1.A43" office:value-type="string">
            <text:p text:style-name="P5">Villasana Rodríguez, Daisy Delfina </text:p>
          </table:table-cell>
          <table:table-cell table:style-name="Tabla1.B43" office:value-type="date" office:date-value="2008-03-25">
            <text:p text:style-name="P10">25/03/08</text:p>
          </table:table-cell>
          <table:table-cell table:style-name="Tabla1.C43" office:value-type="string">
            <text:p text:style-name="P10">25/05/09</text:p>
            <text:p text:style-name="P10">30/11/10</text:p>
            <text:p text:style-name="P10">05/05/11</text:p>
            <text:p text:style-name="P10">03/05/12</text:p>
          </table:table-cell>
          <table:table-cell table:style-name="Tabla1.D43" office:value-type="string">
            <text:p text:style-name="P10">15 días</text:p>
            <text:p text:style-name="P10">16 días</text:p>
            <text:p text:style-name="P10">17 días</text:p>
            <text:p text:style-name="P10">18 días</text:p>
          </table:table-cell>
          <table:table-cell table:style-name="Tabla1.E43" office:value-type="string">
            <text:p text:style-name="P10">0 días</text:p>
            <text:p text:style-name="P10">0 días</text:p>
            <text:p text:style-name="P10">0 días</text:p>
            <text:p text:style-name="P10">0 días</text:p>
          </table:table-cell>
          <table:table-cell table:style-name="Tabla1.F43" office:value-type="string">
            <text:p text:style-name="P10">08/06/09</text:p>
            <text:p text:style-name="P10">09/12/10</text:p>
            <text:p text:style-name="P10">06/06/11</text:p>
            <text:p text:style-name="P10">12/06/12</text:p>
          </table:table-cell>
          <table:table-cell table:style-name="Tabla1.G43" office:value-type="string">
            <text:p text:style-name="P10">29/06/09</text:p>
            <text:p text:style-name="P10">31/12/10</text:p>
            <text:p text:style-name="P10">29/06/11</text:p>
            <text:p text:style-name="P10">06/07/12</text:p>
          </table:table-cell>
          <table:table-cell table:style-name="Tabla1.H43" office:value-type="string">
            <text:p text:style-name="P16"/>
            <text:p text:style-name="P16"/>
          </table:table-cell>
          <table:table-cell table:style-name="Tabla1.I43" office:value-type="string">
            <text:p text:style-name="P8">*</text:p>
          </table:table-cell>
          <table:table-cell table:style-name="Tabla1.J43" office:value-type="string">
            <text:p text:style-name="P8"/>
            <text:p text:style-name="P8">*</text:p>
          </table:table-cell>
          <table:table-cell table:style-name="Tabla1.K43" office:value-type="string">
            <text:p text:style-name="P8"/>
            <text:p text:style-name="P8"/>
            <text:p text:style-name="P8">*</text:p>
          </table:table-cell>
          <table:table-cell table:style-name="Tabla1.L43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M43" office:value-type="string">
            <text:p text:style-name="P8"/>
          </table:table-cell>
          <table:table-cell table:style-name="Tabla1.N43" office:value-type="float" office:value="0">
            <text:p text:style-name="P10">5298,38</text:p>
            <text:p text:style-name="P10">5145,00</text:p>
            <text:p text:style-name="P10">5144,74</text:p>
            <text:p text:style-name="P10">5263,50</text:p>
          </table:table-cell>
          <table:table-cell table:style-name="Tabla1.O43" office:value-type="string">
            <text:p text:style-name="P10">7183,13</text:p>
            <text:p text:style-name="P10"/>
            <text:p text:style-name="P10">9644,78</text:p>
            <text:p text:style-name="P10">9474,84</text:p>
          </table:table-cell>
          <table:table-cell table:style-name="Tabla1.P43" office:value-type="string">
            <text:p text:style-name="P10"/>
          </table:table-cell>
        </table:table-row>
        <table:table-row>
          <table:table-cell table:style-name="Tabla1.A44" office:value-type="string">
            <text:p text:style-name="P4">Vizcarrondo Juan</text:p>
          </table:table-cell>
          <table:table-cell table:style-name="Tabla1.B44" office:value-type="date" office:date-value="2007-10-08">
            <text:p text:style-name="P10">08/10/07</text:p>
          </table:table-cell>
          <table:table-cell table:style-name="Tabla1.C44" office:value-type="string">
            <text:p text:style-name="P10"/>
            <text:p text:style-name="P10">12/08/09</text:p>
            <text:p text:style-name="P10">26/09/10</text:p>
            <text:p text:style-name="P10">26/09/10</text:p>
            <text:p text:style-name="P10">30/05/11</text:p>
            <text:p text:style-name="P10">23/11/11</text:p>
            <text:p text:style-name="P10">09/04/13</text:p>
          </table:table-cell>
          <table:table-cell table:style-name="Tabla1.D44" office:value-type="string">
            <text:p text:style-name="P10">13 días</text:p>
            <text:p text:style-name="P10">2 días</text:p>
            <text:p text:style-name="P10">16 días</text:p>
            <text:p text:style-name="P10">11 días</text:p>
            <text:p text:style-name="P10">06 días</text:p>
            <text:p text:style-name="P10">13 días</text:p>
            <text:p text:style-name="P10">0</text:p>
          </table:table-cell>
          <table:table-cell table:style-name="Tabla1.E44" office:value-type="string">
            <text:p text:style-name="P10">2 días</text:p>
            <text:p text:style-name="P10">0 días</text:p>
            <text:p text:style-name="P10">0 días</text:p>
            <text:p text:style-name="P10">06días</text:p>
            <text:p text:style-name="P10">0 días</text:p>
            <text:p text:style-name="P10">5 días</text:p>
            <text:p text:style-name="P10">0</text:p>
          </table:table-cell>
          <table:table-cell table:style-name="Tabla1.F44" office:value-type="string">
            <text:p text:style-name="P10">06/04/09</text:p>
            <text:p text:style-name="P10">31/08/09</text:p>
            <text:p text:style-name="P10">04/10/10</text:p>
            <text:p text:style-name="P10">27/10/10</text:p>
            <text:p text:style-name="P10">08/07/11</text:p>
            <text:p text:style-name="P10">27/12/11</text:p>
            <text:p text:style-name="P10">08/05/13</text:p>
          </table:table-cell>
          <table:table-cell table:style-name="Tabla1.G44" office:value-type="string">
            <text:p text:style-name="P10">24/04/09</text:p>
            <text:p text:style-name="P10">01/09/09</text:p>
            <text:p text:style-name="P10">26/10/10</text:p>
            <text:p text:style-name="P10">18/11/10</text:p>
            <text:p text:style-name="P10">22/07/11</text:p>
            <text:p text:style-name="P10">19/01/12</text:p>
            <text:p text:style-name="P10">24/05/13</text:p>
          </table:table-cell>
          <table:table-cell table:style-name="Tabla1.H44" office:value-type="string">
            <text:p text:style-name="P16">*</text:p>
            <text:p text:style-name="P16">*</text:p>
          </table:table-cell>
          <table:table-cell table:style-name="Tabla1.I44" office:value-type="string">
            <text:p text:style-name="P8"/>
            <text:p text:style-name="P8"/>
            <text:p text:style-name="P8">*</text:p>
          </table:table-cell>
          <table:table-cell table:style-name="Tabla1.J44" office:value-type="string">
            <text:p text:style-name="P8"/>
            <text:p text:style-name="P8"/>
            <text:p text:style-name="P8"/>
            <text:p text:style-name="P8">*</text:p>
          </table:table-cell>
          <table:table-cell table:style-name="Tabla1.K44" office:value-type="string"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L4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*</text:p>
          </table:table-cell>
          <table:table-cell table:style-name="Tabla1.M44" office:value-type="string">
            <text:p text:style-name="P8"/>
          </table:table-cell>
          <table:table-cell table:style-name="Tabla1.N44" office:value-type="string">
            <text:p text:style-name="P10"/>
            <text:p text:style-name="P10">537,46</text:p>
            <text:p text:style-name="P10">5403,15</text:p>
            <text:p text:style-name="P10">5403,15</text:p>
            <text:p text:style-name="P10"/>
            <text:p text:style-name="P10">5529,45</text:p>
            <text:p text:style-name="P10">5914,14</text:p>
          </table:table-cell>
          <table:table-cell table:style-name="Tabla1.O44" office:value-type="string">
            <text:p text:style-name="P10"/>
            <text:p text:style-name="P10">2687,55</text:p>
            <text:p text:style-name="P10"/>
            <text:p text:style-name="P10"/>
            <text:p text:style-name="P10">9215,75</text:p>
            <text:p text:style-name="P10"/>
            <text:p text:style-name="P10">22376,04</text:p>
          </table:table-cell>
          <table:table-cell table:style-name="Tabla1.P44" office:value-type="string">
            <text:p text:style-name="P10"/>
          </table:table-cell>
        </table:table-row>
        <table:table-row>
          <table:table-cell table:style-name="Tabla1.A45" office:value-type="string">
            <text:p text:style-name="P4">Yzarra Aura.</text:p>
          </table:table-cell>
          <table:table-cell table:style-name="Tabla1.B45" office:value-type="string">
            <text:p text:style-name="P10">08/11/10</text:p>
          </table:table-cell>
          <table:table-cell table:style-name="Tabla1.C45" office:value-type="string">
            <text:p text:style-name="P10">15/03/12</text:p>
          </table:table-cell>
          <table:table-cell table:style-name="Tabla1.D45" office:value-type="string">
            <text:p text:style-name="P10">10días</text:p>
          </table:table-cell>
          <table:table-cell table:style-name="Tabla1.E45" office:value-type="string">
            <text:p text:style-name="P10">05 días</text:p>
          </table:table-cell>
          <table:table-cell table:style-name="Tabla1.F45" office:value-type="string">
            <text:p text:style-name="P10">26/03/12</text:p>
          </table:table-cell>
          <table:table-cell table:style-name="Tabla1.G45" office:value-type="string">
            <text:p text:style-name="P10">17/04/12</text:p>
          </table:table-cell>
          <table:table-cell table:style-name="Tabla1.H45" office:value-type="string">
            <text:p text:style-name="P16"/>
          </table:table-cell>
          <table:table-cell table:style-name="Tabla1.I45" office:value-type="string">
            <text:p text:style-name="P8"/>
          </table:table-cell>
          <table:table-cell table:style-name="Tabla1.J45" office:value-type="string">
            <text:p text:style-name="P8"/>
          </table:table-cell>
          <table:table-cell table:style-name="Tabla1.K45" office:value-type="string">
            <text:p text:style-name="P8">*</text:p>
          </table:table-cell>
          <table:table-cell table:style-name="Tabla1.L45" office:value-type="string">
            <text:p text:style-name="P8"/>
          </table:table-cell>
          <table:table-cell table:style-name="Tabla1.M45" office:value-type="string">
            <text:p text:style-name="P8"/>
          </table:table-cell>
          <table:table-cell table:style-name="Tabla1.N45" office:value-type="string">
            <text:p text:style-name="P10">5296,5</text:p>
          </table:table-cell>
          <table:table-cell table:style-name="Tabla1.O45" office:value-type="string">
            <text:p text:style-name="P10"/>
          </table:table-cell>
          <table:table-cell table:style-name="Tabla1.P45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0.801cm" fo:margin-bottom="0.80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23.354cm" svg:y="-0.39cm" svg:width="2.33cm" svg:height="1.219cm" draw:z-index="4"><draw:image xlink:href="Pictures/100000000000031D000001AD245E0B3E.png" xlink:type="simple" xlink:show="embed" xlink:actuate="onLoad"/></draw:frame><draw:frame draw:style-name="Mfr1" draw:name="gráficos5" text:anchor-type="paragraph" svg:x="-0.048cm" svg:y="-0.381cm" svg:width="2.33cm" svg:height="1.219cm" draw:z-index="9"><draw:image xlink:href="Pictures/100000000000031D000001AD245E0B3E.png" xlink:type="simple" xlink:show="embed" xlink:actuate="onLoad"/></draw:frame>Control de Vacaciones Personal del Centro Nacional de Desarrollo e Investigación en Tecnologías Libres CENDITEL </text:p>
        <text:p text:style-name="MP1">Fecha de Actualización: 8/05/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3T11:21:25</meta:creation-date>
    <meta:editing-duration>P2DT10H19M39S</meta:editing-duration>
    <meta:editing-cycles>185</meta:editing-cycles>
    <meta:generator>LibreOffice/3.4$Unix LibreOffice_project/340m1$Build-302</meta:generator>
    <meta:initial-creator>cenditel </meta:initial-creator>
    <dc:date>2013-08-28T12:25:41</dc:date>
    <meta:print-date>2012-08-01T09:39:16</meta:print-date>
    <meta:document-statistic meta:table-count="1" meta:image-count="2" meta:object-count="0" meta:page-count="5" meta:paragraph-count="1445" meta:word-count="1925" meta:character-count="10239" meta:non-whitespace-character-count="9744"/>
    <meta:user-defined meta:name="Información 1"/>
    <meta:user-defined meta:name="Información 2"/>
    <meta:user-defined meta:name="Información 3"/>
    <meta:user-defined meta:name="Información 4"/>
  </office:meta>
</office:document-meta>
</file>